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c8e9b3" style:letter-kerning="true" style:font-name-asian="Noto Serif CJK SC" style:font-size-asian="12pt" style:language-asian="zh" style:country-asian="CN" style:font-name-complex="Lohit Devanagari1" style:font-size-complex="12pt" style:language-complex="hi" style:country-complex="IN"/>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c8e9b3"/>
    </style:style>
    <style:style style:name="P4" style:family="paragraph" style:parent-style-name="Text_20_body">
      <style:paragraph-properties fo:margin-top="0cm" fo:margin-bottom="0cm" style:contextual-spacing="false" fo:line-height="200%"/>
      <style:text-properties style:use-window-font-color="true" loext:opacity="0%" officeooo:rsid="005c84a4" officeooo:paragraph-rsid="00c8e9b3"/>
    </style:style>
    <style:style style:name="P5"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c8e9b3" style:letter-kerning="true" style:font-name-asian="Noto Serif CJK SC" style:font-size-asian="12pt" style:language-asian="zh" style:country-asian="CN" style:font-name-complex="Lohit Devanagari1" style:font-size-complex="12pt" style:language-complex="hi" style:country-complex="IN"/>
    </style:style>
    <style:style style:name="P6" style:family="paragraph" style:parent-style-name="Text_20_body">
      <style:paragraph-properties fo:margin-left="0cm" fo:margin-right="0cm" fo:margin-top="0cm" fo:margin-bottom="0cm" style:contextual-spacing="false" fo:line-height="200%" fo:text-indent="0cm" style:auto-text-indent="false"/>
      <style:text-properties officeooo:paragraph-rsid="00c8e9b3"/>
    </style:style>
    <style:style style:name="P7" style:family="paragraph" style:parent-style-name="Bibliography_20_1">
      <style:paragraph-properties fo:margin-left="0cm" fo:margin-right="0cm" fo:margin-top="0cm" fo:margin-bottom="0cm" style:contextual-spacing="false" fo:line-height="200%" fo:text-indent="0cm" style:auto-text-indent="false"/>
      <style:text-properties officeooo:paragraph-rsid="00c8e9b3"/>
    </style:style>
    <style:style style:name="P8" style:family="paragraph" style:parent-style-name="Text_20_body">
      <style:paragraph-properties fo:margin-top="0cm" fo:margin-bottom="0cm" style:contextual-spacing="false" fo:line-height="200%"/>
      <style:text-properties officeooo:paragraph-rsid="00c8e9b3"/>
    </style:style>
    <style:style style:name="P9" style:family="paragraph" style:parent-style-name="Text_20_body">
      <style:paragraph-properties fo:margin-top="0cm" fo:margin-bottom="0cm" style:contextual-spacing="false" fo:line-height="200%"/>
      <style:text-properties officeooo:paragraph-rsid="00cd7d35"/>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cd7d35"/>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c8e9b3" style:font-size-asian="12pt" style:font-size-complex="12pt"/>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c8e9b3" style:font-size-asian="12pt" style:font-size-complex="12pt"/>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c8e9b3" style:font-size-asian="12pt" style:font-size-complex="12pt"/>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c8e9b3" style:font-size-asian="12pt" style:font-size-complex="12pt"/>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officeooo:paragraph-rsid="00c8e9b3" style:font-size-asian="12pt" style:font-size-complex="12pt"/>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d0b0e" officeooo:paragraph-rsid="00c8e9b3" style:font-size-asian="12pt" style:font-size-complex="12pt"/>
    </style:style>
    <style:style style:name="P17" style:family="paragraph" style:parent-style-name="Text_20_body">
      <style:paragraph-properties fo:margin-top="0cm" fo:margin-bottom="0cm" style:contextual-spacing="false" fo:line-height="200%"/>
      <style:text-properties fo:font-size="12pt" officeooo:paragraph-rsid="00c8e9b3" style:font-size-asian="12pt" style:font-size-complex="12pt"/>
    </style:style>
    <style:style style:name="P18" style:family="paragraph" style:parent-style-name="Text_20_body">
      <style:paragraph-properties fo:margin-top="0cm" fo:margin-bottom="0cm" style:contextual-spacing="false" fo:line-height="200%"/>
      <style:text-properties fo:font-size="12pt" fo:font-weight="normal" officeooo:paragraph-rsid="00c8e9b3" style:font-size-asian="12pt" style:font-weight-asian="normal" style:font-size-complex="12pt" style:font-weight-complex="normal"/>
    </style:style>
    <style:style style:name="P19"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c8e9b3"/>
    </style:style>
    <style:style style:name="P20"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c8e9b3"/>
    </style:style>
    <style:style style:name="P21"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c8e9b3"/>
    </style:style>
    <style:style style:name="P22" style:family="paragraph" style:parent-style-name="Text_20_body">
      <style:paragraph-properties fo:margin-top="0cm" fo:margin-bottom="0cm" style:contextual-spacing="false" fo:line-height="200%"/>
      <style:text-properties officeooo:rsid="00a96274" officeooo:paragraph-rsid="00c8e9b3"/>
    </style:style>
    <style:style style:name="P23" style:family="paragraph" style:parent-style-name="Bibliography_20_1">
      <style:text-properties officeooo:paragraph-rsid="00c8e9b3"/>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c8e9b3" style:font-size-asian="14pt" style:font-style-asian="italic" style:font-weight-asian="normal" style:font-size-complex="12pt" style:font-style-complex="italic" style:font-weight-complex="normal"/>
    </style:style>
    <style:style style:name="P25" style:family="paragraph" style:parent-style-name="Text_20_body">
      <style:paragraph-properties fo:margin-top="0cm" fo:margin-bottom="0cm" style:contextual-spacing="false" fo:line-height="200%"/>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officeooo:paragraph-rsid="00c8e9b3" style:letter-kerning="true" style:font-size-asian="12pt" style:font-style-asian="normal" style:font-weight-asian="normal" style:font-size-complex="12pt" style:text-emphasize="none"/>
    </style:style>
    <style:style style:name="P26" style:family="paragraph" style:parent-style-name="Heading_20_1" style:master-page-name="Arabic">
      <style:paragraph-properties fo:margin-left="0cm" fo:margin-right="0cm" fo:margin-top="0cm" fo:margin-bottom="0cm" style:contextual-spacing="false" fo:line-height="200%" fo:text-indent="0cm" style:auto-text-indent="false" style:page-number="1"/>
      <style:text-properties fo:font-size="16pt" officeooo:paragraph-rsid="00c8e9b3" style:font-size-asian="16pt" style:font-size-complex="16pt"/>
    </style:style>
    <style:style style:name="P27" style:family="paragraph" style:parent-style-name="Heading_20_2">
      <style:paragraph-properties fo:margin-left="0cm" fo:margin-right="0cm" fo:margin-top="0cm" fo:margin-bottom="0cm" style:contextual-spacing="false" fo:line-height="200%" fo:text-indent="0cm" style:auto-text-indent="false"/>
      <style:text-properties fo:font-size="14pt" officeooo:paragraph-rsid="00c8e9b3" style:font-size-asian="14pt" style:font-size-complex="14pt"/>
    </style:style>
    <style:style style:name="P28"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c8e9b3" style:font-size-asian="14pt" style:font-size-complex="14pt"/>
    </style:style>
    <style:style style:name="P29"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c8e9b3" style:font-size-asian="14pt" style:font-size-complex="14pt"/>
    </style:style>
    <style:style style:name="P30"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969a23" officeooo:paragraph-rsid="00c8e9b3" style:font-size-asian="14pt" style:font-size-complex="14pt"/>
    </style:style>
    <style:style style:name="P31" style:family="paragraph" style:parent-style-name="Heading_20_2">
      <style:paragraph-properties fo:margin-left="0cm" fo:margin-right="0cm" fo:margin-top="0cm" fo:margin-bottom="0cm" style:contextual-spacing="false" fo:text-indent="0cm" style:auto-text-indent="false" fo:break-before="page"/>
      <style:text-properties fo:font-size="14pt" officeooo:paragraph-rsid="00c8e9b3" style:font-size-asian="14pt" style:font-size-complex="14pt"/>
    </style:style>
    <style:style style:name="P32" style:family="paragraph" style:parent-style-name="Heading_20_2">
      <style:paragraph-properties fo:margin-left="0cm" fo:margin-right="0cm" fo:margin-top="0cm" fo:margin-bottom="0cm" style:contextual-spacing="false" fo:line-height="200%" fo:text-indent="0cm" style:auto-text-indent="false"/>
      <style:text-properties officeooo:paragraph-rsid="00c8e9b3"/>
    </style:style>
    <style:style style:name="P33"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c8e9b3"/>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officeooo:rsid="00c8e9b3" style:font-size-asian="12pt" style:font-size-complex="12pt"/>
    </style:style>
    <style:style style:name="T68" style:family="text">
      <style:text-properties fo:font-size="12pt" officeooo:rsid="00ca08ed" style:font-size-asian="12pt" style:font-size-complex="12pt"/>
    </style:style>
    <style:style style:name="T69" style:family="text">
      <style:text-properties fo:font-size="12pt" officeooo:rsid="00cce090" style:font-size-asian="12pt" style:font-size-complex="12pt"/>
    </style:style>
    <style:style style:name="T70" style:family="text">
      <style:text-properties fo:font-size="12pt" officeooo:rsid="00cf512f" style:font-size-asian="12pt" style:font-size-complex="12pt"/>
    </style:style>
    <style:style style:name="T71" style:family="text">
      <style:text-properties fo:font-size="12pt" officeooo:rsid="00cfc5cc" style:font-size-asian="12pt" style:font-size-complex="12pt"/>
    </style:style>
    <style:style style:name="T72" style:family="text">
      <style:text-properties fo:font-size="12pt" officeooo:rsid="00d0e06e" style:font-size-asian="12pt" style:font-size-complex="12pt"/>
    </style:style>
    <style:style style:name="T73" style:family="text">
      <style:text-properties fo:font-size="12pt" officeooo:rsid="00d2996f" style:font-size-asian="12pt" style:font-size-complex="12pt"/>
    </style:style>
    <style:style style:name="T74" style:family="text">
      <style:text-properties fo:font-size="12pt" fo:font-style="italic" officeooo:rsid="00155e43" style:font-size-asian="12pt" style:font-style-asian="italic" style:font-size-complex="12pt" style:font-style-complex="italic"/>
    </style:style>
    <style:style style:name="T75" style:family="text">
      <style:text-properties fo:font-size="12pt" fo:font-style="normal" officeooo:rsid="00155e43" style:font-size-asian="12pt" style:font-style-asian="normal" style:font-size-complex="12pt" style:font-style-complex="normal"/>
    </style:style>
    <style:style style:name="T76" style:family="text">
      <style:text-properties fo:font-size="12pt" fo:font-style="normal" officeooo:rsid="008566a5" style:font-size-asian="12pt" style:font-style-asian="normal" style:font-size-complex="12pt" style:font-style-complex="normal"/>
    </style:style>
    <style:style style:name="T77" style:family="text">
      <style:text-properties fo:font-size="12pt" fo:font-style="normal" officeooo:rsid="00861aea" style:font-size-asian="12pt" style:font-style-asian="normal" style:font-size-complex="12pt" style:font-style-complex="normal"/>
    </style:style>
    <style:style style:name="T78" style:family="text">
      <style:text-properties fo:font-size="12pt" fo:font-style="normal" officeooo:rsid="00b330c2" style:font-size-asian="12pt" style:font-style-asian="normal" style:font-size-complex="12pt" style:font-style-complex="normal"/>
    </style:style>
    <style:style style:name="T79" style:family="text">
      <style:text-properties fo:font-size="12pt" fo:font-weight="normal" style:font-size-asian="12pt" style:font-weight-asian="normal" style:font-size-complex="12pt" style:font-weight-complex="normal"/>
    </style:style>
    <style:style style:name="T80" style:family="text">
      <style:text-properties officeooo:rsid="0031dc40"/>
    </style:style>
    <style:style style:name="T81" style:family="text">
      <style:text-properties officeooo:rsid="003372a2"/>
    </style:style>
    <style:style style:name="T82" style:family="text">
      <style:text-properties officeooo:rsid="00352913"/>
    </style:style>
    <style:style style:name="T83" style:family="text">
      <style:text-properties style:use-window-font-color="true" loext:opacity="0%"/>
    </style:style>
    <style:style style:name="T84" style:family="text">
      <style:text-properties style:use-window-font-color="true" loext:opacity="0%" officeooo:rsid="003bf4b4"/>
    </style:style>
    <style:style style:name="T85" style:family="text">
      <style:text-properties style:use-window-font-color="true" loext:opacity="0%" officeooo:rsid="00044fe8"/>
    </style:style>
    <style:style style:name="T86" style:family="text">
      <style:text-properties style:use-window-font-color="true" loext:opacity="0%" officeooo:rsid="009ded65"/>
    </style:style>
    <style:style style:name="T87"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88"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9" style:family="text">
      <style:text-properties style:use-window-font-color="true" loext:opacity="0%" fo:font-weight="normal" officeooo:rsid="003bf4b4" style:font-weight-asian="normal" style:font-weight-complex="normal"/>
    </style:style>
    <style:style style:name="T90" style:family="text">
      <style:text-properties style:use-window-font-color="true" loext:opacity="0%" fo:font-weight="normal" officeooo:rsid="009ded65" style:font-weight-asian="normal" style:font-weight-complex="normal"/>
    </style:style>
    <style:style style:name="T91" style:family="text">
      <style:text-properties style:use-window-font-color="true" loext:opacity="0%" fo:language="en" fo:country="US" fo:font-weight="normal" officeooo:rsid="009ded65" style:font-weight-asian="normal" style:font-weight-complex="normal"/>
    </style:style>
    <style:style style:name="T92" style:family="text">
      <style:text-properties style:use-window-font-color="true" loext:opacity="0%" fo:language="en" fo:country="US" fo:font-weight="normal" officeooo:rsid="00ec1b22" style:font-weight-asian="normal" style:font-weight-complex="normal"/>
    </style:style>
    <style:style style:name="T93" style:family="text">
      <style:text-properties style:use-window-font-color="true" loext:opacity="0%" fo:language="en" fo:country="US" fo:font-weight="normal" officeooo:rsid="00c3631a" style:font-weight-asian="normal" style:font-weight-complex="normal"/>
    </style:style>
    <style:style style:name="T94" style:family="text">
      <style:text-properties style:use-window-font-color="true" loext:opacity="0%" officeooo:rsid="0136db0e"/>
    </style:style>
    <style:style style:name="T95" style:family="text">
      <style:text-properties style:use-window-font-color="true" loext:opacity="0%" officeooo:rsid="00ac6332"/>
    </style:style>
    <style:style style:name="T96" style:family="text">
      <style:text-properties style:use-window-font-color="true" loext:opacity="0%" officeooo:rsid="01056c7e"/>
    </style:style>
    <style:style style:name="T97"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98"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9"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100"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102"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103"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04"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106"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07"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108"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109"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110" style:family="text">
      <style:text-properties style:use-window-font-color="true" loext:opacity="0%" fo:font-size="12pt" fo:language="en" fo:country="CA" officeooo:rsid="00b79087" style:letter-kerning="true" style:font-name-asian="Noto Serif CJK SC" style:font-size-asian="12pt" style:language-asian="zh" style:country-asian="CN" style:font-name-complex="Lohit Devanagari1" style:font-size-complex="12pt" style:language-complex="hi" style:country-complex="IN"/>
    </style:style>
    <style:style style:name="T111" style:family="text">
      <style:text-properties style:use-window-font-color="true" loext:opacity="0%" fo:font-size="12pt" fo:language="en" fo:country="CA" officeooo:rsid="00bf2351" style:letter-kerning="true" style:font-name-asian="Noto Serif CJK SC" style:font-size-asian="12pt" style:language-asian="zh" style:country-asian="CN" style:font-name-complex="Lohit Devanagari1" style:font-size-complex="12pt" style:language-complex="hi" style:country-complex="IN"/>
    </style:style>
    <style:style style:name="T112" style:family="text">
      <style:text-properties style:use-window-font-color="true" loext:opacity="0%" fo:font-size="12pt" fo:language="en" fo:country="CA" officeooo:rsid="00c3631a" style:letter-kerning="true" style:font-name-asian="Noto Serif CJK SC" style:font-size-asian="12pt" style:language-asian="zh" style:country-asian="CN" style:font-name-complex="Lohit Devanagari1" style:font-size-complex="12pt" style:language-complex="hi" style:country-complex="IN"/>
    </style:style>
    <style:style style:name="T113" style:family="text">
      <style:text-properties style:use-window-font-color="true" loext:opacity="0%" fo:font-size="12pt" fo:language="en" fo:country="CA" officeooo:rsid="00cb503c" style:letter-kerning="true" style:font-name-asian="Noto Serif CJK SC" style:font-size-asian="12pt" style:language-asian="zh" style:country-asian="CN" style:font-name-complex="Lohit Devanagari1" style:font-size-complex="12pt" style:language-complex="hi" style:country-complex="IN"/>
    </style:style>
    <style:style style:name="T114"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115"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6"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7"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8"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9"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0"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1"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2" style:family="text">
      <style:text-properties style:use-window-font-color="true" loext:opacity="0%"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3" style:family="text">
      <style:text-properties style:use-window-font-color="true" loext:opacity="0%" fo:font-size="12pt" officeooo:rsid="00805e24" style:font-size-asian="12pt" style:font-size-complex="12pt"/>
    </style:style>
    <style:style style:name="T124" style:family="text">
      <style:text-properties style:use-window-font-color="true" loext:opacity="0%" fo:font-size="12pt" officeooo:rsid="0081b8a9" style:font-size-asian="12pt" style:font-size-complex="12pt"/>
    </style:style>
    <style:style style:name="T125" style:family="text">
      <style:text-properties style:use-window-font-color="true" loext:opacity="0%" fo:font-size="12pt" officeooo:rsid="0082fa9c" style:font-size-asian="12pt" style:font-size-complex="12pt"/>
    </style:style>
    <style:style style:name="T126" style:family="text">
      <style:text-properties style:use-window-font-color="true" loext:opacity="0%" fo:font-size="12pt" officeooo:rsid="008318e9" style:font-size-asian="12pt" style:font-size-complex="12pt"/>
    </style:style>
    <style:style style:name="T127" style:family="text">
      <style:text-properties style:use-window-font-color="true" loext:opacity="0%" fo:font-size="12pt" officeooo:rsid="00832086" style:font-size-asian="12pt" style:font-size-complex="12pt"/>
    </style:style>
    <style:style style:name="T128" style:family="text">
      <style:text-properties style:use-window-font-color="true" loext:opacity="0%" fo:font-size="12pt" officeooo:rsid="00836fb4" style:font-size-asian="12pt" style:font-size-complex="12pt"/>
    </style:style>
    <style:style style:name="T129" style:family="text">
      <style:text-properties style:use-window-font-color="true" loext:opacity="0%" fo:font-size="12pt" officeooo:rsid="008e9059" style:font-size-asian="12pt" style:font-size-complex="12pt"/>
    </style:style>
    <style:style style:name="T130" style:family="text">
      <style:text-properties style:use-window-font-color="true" loext:opacity="0%" fo:font-size="12pt" officeooo:rsid="0094b152" style:font-size-asian="12pt" style:font-size-complex="12pt"/>
    </style:style>
    <style:style style:name="T131" style:family="text">
      <style:text-properties style:use-window-font-color="true" loext:opacity="0%" fo:font-size="12pt" officeooo:rsid="009a1d56" style:font-size-asian="12pt" style:font-size-complex="12pt"/>
    </style:style>
    <style:style style:name="T132" style:family="text">
      <style:text-properties style:use-window-font-color="true" loext:opacity="0%" fo:font-size="12pt" officeooo:rsid="00ba4a4b" style:font-size-asian="12pt" style:font-size-complex="12pt"/>
    </style:style>
    <style:style style:name="T133" style:family="text">
      <style:text-properties style:use-window-font-color="true" loext:opacity="0%" fo:font-size="12pt" officeooo:rsid="00bd26dc" style:font-size-asian="12pt" style:font-size-complex="12pt"/>
    </style:style>
    <style:style style:name="T134" style:family="text">
      <style:text-properties style:use-window-font-color="true" loext:opacity="0%" fo:font-size="12pt" officeooo:rsid="00c2d239" style:font-size-asian="12pt" style:font-size-complex="12pt"/>
    </style:style>
    <style:style style:name="T135" style:family="text">
      <style:text-properties style:use-window-font-color="true" loext:opacity="0%" fo:font-size="12pt" officeooo:rsid="00cc98b9" style:font-size-asian="12pt" style:font-size-complex="12pt"/>
    </style:style>
    <style:style style:name="T136" style:family="text">
      <style:text-properties style:use-window-font-color="true" loext:opacity="0%" fo:font-size="12pt" officeooo:rsid="00d2de8d" style:font-size-asian="12pt" style:font-size-complex="12pt"/>
    </style:style>
    <style:style style:name="T137" style:family="text">
      <style:text-properties style:use-window-font-color="true" loext:opacity="0%" officeooo:rsid="00500131"/>
    </style:style>
    <style:style style:name="T138" style:family="text">
      <style:text-properties style:use-window-font-color="true" loext:opacity="0%" officeooo:rsid="0051e872"/>
    </style:style>
    <style:style style:name="T139" style:family="text">
      <style:text-properties style:use-window-font-color="true" loext:opacity="0%" officeooo:rsid="005c84a4"/>
    </style:style>
    <style:style style:name="T140" style:family="text">
      <style:text-properties style:use-window-font-color="true" loext:opacity="0%" officeooo:rsid="005d6a28"/>
    </style:style>
    <style:style style:name="T141" style:family="text">
      <style:text-properties style:use-window-font-color="true" loext:opacity="0%" officeooo:rsid="00680ce8"/>
    </style:style>
    <style:style style:name="T142" style:family="text">
      <style:text-properties style:use-window-font-color="true" loext:opacity="0%" officeooo:rsid="00b67d36"/>
    </style:style>
    <style:style style:name="T143" style:family="text">
      <style:text-properties style:use-window-font-color="true" loext:opacity="0%" officeooo:rsid="00bf2351"/>
    </style:style>
    <style:style style:name="T144" style:family="text">
      <style:text-properties style:use-window-font-color="true" loext:opacity="0%" officeooo:rsid="00c2d239"/>
    </style:style>
    <style:style style:name="T145" style:family="text">
      <style:text-properties style:use-window-font-color="true" loext:opacity="0%" officeooo:rsid="00c3631a"/>
    </style:style>
    <style:style style:name="T146" style:family="text">
      <style:text-properties style:use-window-font-color="true" loext:opacity="0%" officeooo:rsid="00cfc5cc"/>
    </style:style>
    <style:style style:name="T147"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48"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49"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50"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51" style:family="text">
      <style:text-properties fo:font-variant="normal" fo:text-transform="none" style:text-position="0% 100%" fo:font-size="12pt" style:text-underline-style="none" fo:font-weight="normal" officeooo:rsid="0028182a" style:font-size-asian="12pt" style:font-size-complex="12pt"/>
    </style:style>
    <style:style style:name="T152" style:family="text">
      <style:text-properties fo:font-variant="normal" fo:text-transform="none" style:text-position="0% 100%" fo:font-size="12pt" style:text-underline-style="none" fo:font-weight="normal" officeooo:rsid="0019901b" style:font-size-asian="12pt" style:font-size-complex="12pt"/>
    </style:style>
    <style:style style:name="T153" style:family="text">
      <style:text-properties fo:font-variant="normal" fo:text-transform="none" style:text-position="0% 100%" fo:font-size="12pt" style:text-underline-style="none" fo:font-weight="normal" officeooo:rsid="002a5855" style:font-size-asian="12pt" style:font-size-complex="12pt"/>
    </style:style>
    <style:style style:name="T154" style:family="text">
      <style:text-properties fo:font-variant="normal" fo:text-transform="none" style:text-position="0% 100%" fo:font-size="12pt" style:text-underline-style="none" fo:font-weight="normal" officeooo:rsid="002d0b0e" style:font-size-asian="12pt" style:font-size-complex="12pt"/>
    </style:style>
    <style:style style:name="T155" style:family="text">
      <style:text-properties fo:font-variant="normal" fo:text-transform="none" style:text-position="0% 100%" fo:font-size="12pt" style:text-underline-style="none" fo:font-weight="normal" officeooo:rsid="00304b43" style:font-size-asian="12pt" style:font-size-complex="12pt"/>
    </style:style>
    <style:style style:name="T156" style:family="text">
      <style:text-properties fo:font-variant="normal" fo:text-transform="none" style:text-position="0% 100%" fo:font-size="12pt" style:text-underline-style="none" fo:font-weight="normal" officeooo:rsid="00312896" style:font-size-asian="12pt" style:font-size-complex="12pt"/>
    </style:style>
    <style:style style:name="T157" style:family="text">
      <style:text-properties fo:font-variant="normal" fo:text-transform="none" style:text-position="0% 100%" fo:font-size="12pt" style:text-underline-style="none" fo:font-weight="normal" officeooo:rsid="0048eaa6" style:font-size-asian="12pt" style:font-size-complex="12pt"/>
    </style:style>
    <style:style style:name="T158" style:family="text">
      <style:text-properties fo:font-variant="normal" fo:text-transform="none" style:text-position="0% 100%" fo:font-size="12pt" style:text-underline-style="none" fo:font-weight="normal" officeooo:rsid="004986bd" style:font-size-asian="12pt" style:font-size-complex="12pt"/>
    </style:style>
    <style:style style:name="T159" style:family="text">
      <style:text-properties fo:font-variant="normal" fo:text-transform="none" style:text-position="0% 100%" fo:font-size="12pt" style:text-underline-style="none" fo:font-weight="normal" officeooo:rsid="0033c4b9" style:font-size-asian="12pt" style:font-size-complex="12pt"/>
    </style:style>
    <style:style style:name="T160" style:family="text">
      <style:text-properties fo:font-variant="normal" fo:text-transform="none" style:text-position="0% 100%" fo:font-size="12pt" style:text-underline-style="none" fo:font-weight="normal" officeooo:rsid="004ff910" style:font-size-asian="12pt" style:font-size-complex="12pt"/>
    </style:style>
    <style:style style:name="T161" style:family="text">
      <style:text-properties fo:font-variant="normal" fo:text-transform="none" style:text-position="0% 100%" fo:font-size="12pt" style:text-underline-style="none" fo:font-weight="normal" officeooo:rsid="00727715" style:font-size-asian="12pt" style:font-size-complex="12pt"/>
    </style:style>
    <style:style style:name="T162" style:family="text">
      <style:text-properties fo:font-variant="normal" fo:text-transform="none" style:text-position="0% 100%" fo:font-size="12pt" style:text-underline-style="none" fo:font-weight="normal" officeooo:rsid="0012c310" style:font-size-asian="12pt" style:font-size-complex="12pt"/>
    </style:style>
    <style:style style:name="T163" style:family="text">
      <style:text-properties fo:font-variant="normal" fo:text-transform="none" style:text-position="0% 100%" fo:font-size="12pt" style:text-underline-style="none" fo:font-weight="normal" officeooo:rsid="008fb128" style:font-size-asian="12pt" style:font-size-complex="12pt"/>
    </style:style>
    <style:style style:name="T164" style:family="text">
      <style:text-properties fo:font-variant="normal" fo:text-transform="none" style:text-position="0% 100%" fo:font-size="12pt" style:text-underline-style="none" fo:font-weight="normal" officeooo:rsid="00917191" style:font-size-asian="12pt" style:font-size-complex="12pt"/>
    </style:style>
    <style:style style:name="T165" style:family="text">
      <style:text-properties fo:font-variant="normal" fo:text-transform="none" style:text-position="0% 100%" fo:font-size="12pt" style:text-underline-style="none" fo:font-weight="normal" officeooo:rsid="0092e465" style:font-size-asian="12pt" style:font-size-complex="12pt"/>
    </style:style>
    <style:style style:name="T166" style:family="text">
      <style:text-properties fo:font-variant="normal" fo:text-transform="none" style:text-position="0% 100%" fo:font-size="12pt" style:text-underline-style="none" fo:font-weight="normal" officeooo:rsid="009e183a" style:font-size-asian="12pt" style:font-size-complex="12pt"/>
    </style:style>
    <style:style style:name="T167" style:family="text">
      <style:text-properties fo:font-variant="normal" fo:text-transform="none" style:text-position="0% 100%" fo:font-size="12pt" style:text-underline-style="none" fo:font-weight="normal" officeooo:rsid="00c2d239" style:font-size-asian="12pt" style:font-size-complex="12pt"/>
    </style:style>
    <style:style style:name="T168" style:family="text">
      <style:text-properties fo:font-variant="normal" fo:text-transform="none" style:text-position="0% 100%" fo:font-style="normal" style:text-underline-style="none" fo:font-weight="normal"/>
    </style:style>
    <style:style style:name="T169" style:family="text">
      <style:text-properties fo:font-variant="normal" fo:text-transform="none" style:text-position="0% 100%" fo:font-style="italic" style:text-underline-style="none" fo:font-weight="normal" style:font-style-asian="italic"/>
    </style:style>
    <style:style style:name="T170" style:family="text">
      <style:text-properties fo:font-variant="normal" fo:text-transform="none" style:text-position="0% 100%" style:text-underline-style="none" fo:font-weight="normal"/>
    </style:style>
    <style:style style:name="T171" style:family="text">
      <style:text-properties fo:font-variant="normal" fo:text-transform="none" style:text-position="0% 100%" style:text-underline-style="none" fo:font-weight="normal" officeooo:rsid="004be878"/>
    </style:style>
    <style:style style:name="T172" style:family="text">
      <style:text-properties fo:font-variant="normal" fo:text-transform="none" style:text-position="0% 100%" style:text-underline-style="none" fo:font-weight="normal" officeooo:rsid="003372a2"/>
    </style:style>
    <style:style style:name="T173" style:family="text">
      <style:text-properties fo:font-variant="normal" fo:text-transform="none" style:text-position="0% 100%" style:text-underline-style="none" fo:font-weight="normal" officeooo:rsid="0039eba7"/>
    </style:style>
    <style:style style:name="T174" style:family="text">
      <style:text-properties fo:font-variant="normal" fo:text-transform="none" style:use-window-font-color="true" loext:opacity="0%" style:text-position="0% 100%" fo:font-style="normal" style:text-underline-style="none" fo:font-weight="normal" officeooo:rsid="003bf4b4"/>
    </style:style>
    <style:style style:name="T175" style:family="text">
      <style:text-properties fo:font-variant="normal" fo:text-transform="none" style:use-window-font-color="true" loext:opacity="0%" style:text-position="0% 100%" fo:font-style="normal" style:text-underline-style="none" fo:font-weight="normal" officeooo:rsid="006d0def"/>
    </style:style>
    <style:style style:name="T176"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77"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78"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79"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80"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81"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82" style:family="text">
      <style:text-properties fo:font-variant="normal" fo:text-transform="none" style:use-window-font-color="true" loext:opacity="0%" style:text-position="0% 100%" fo:font-size="12pt" fo:language="en" fo:country="CA" fo:font-style="normal" style:text-underline-style="none" fo:font-weight="normal" officeooo:rsid="00536f0b"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83"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84" style:family="text">
      <style:text-properties fo:font-variant="normal" fo:text-transform="none" style:use-window-font-color="true" loext:opacity="0%" style:text-position="0% 100%" style:text-underline-style="none" fo:font-weight="normal"/>
    </style:style>
    <style:style style:name="T185" style:family="text">
      <style:text-properties fo:font-variant="normal" fo:text-transform="none" style:use-window-font-color="true" loext:opacity="0%" style:text-position="0% 100%" style:text-underline-style="none" fo:font-weight="normal" officeooo:rsid="003bf4b4"/>
    </style:style>
    <style:style style:name="T186" style:family="text">
      <style:text-properties fo:font-variant="normal" fo:text-transform="none" style:use-window-font-color="true" loext:opacity="0%" style:text-position="0% 100%" style:text-underline-style="none" fo:font-weight="normal" officeooo:rsid="00500131"/>
    </style:style>
    <style:style style:name="T187"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88"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officeooo:rsid="00c51794" style:letter-kerning="true" style:font-style-asian="normal" style:font-weight-asian="normal" style:text-emphasize="none"/>
    </style:style>
    <style:style style:name="T189" style:family="text">
      <style:text-properties officeooo:rsid="0036fd36"/>
    </style:style>
    <style:style style:name="T190" style:family="text">
      <style:text-properties officeooo:rsid="0039eba7"/>
    </style:style>
    <style:style style:name="T191" style:family="text">
      <style:text-properties officeooo:rsid="003a2ab5"/>
    </style:style>
    <style:style style:name="T192" style:family="text">
      <style:text-properties fo:color="#000000" loext:opacity="100%"/>
    </style:style>
    <style:style style:name="T193" style:family="text">
      <style:text-properties fo:color="#000000" loext:opacity="100%" style:font-name="Liberation Serif" fo:font-size="12pt" fo:font-style="normal" fo:font-weight="normal" style:font-size-asian="12pt" style:font-style-asian="normal" style:font-weight-asian="normal"/>
    </style:style>
    <style:style style:name="T194"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95"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96" style:family="text">
      <style:text-properties fo:color="#000000" loext:opacity="100%" officeooo:rsid="0137fe64"/>
    </style:style>
    <style:style style:name="T197" style:family="text">
      <style:text-properties fo:color="#000000" loext:opacity="100%" officeooo:rsid="006d0def"/>
    </style:style>
    <style:style style:name="T198" style:family="text">
      <style:text-properties officeooo:rsid="004be878"/>
    </style:style>
    <style:style style:name="T199" style:family="text">
      <style:text-properties officeooo:rsid="0031c5c9"/>
    </style:style>
    <style:style style:name="T200" style:family="text">
      <style:text-properties officeooo:rsid="004ff910"/>
    </style:style>
    <style:style style:name="T201" style:family="text">
      <style:text-properties officeooo:rsid="00500131"/>
    </style:style>
    <style:style style:name="T202" style:family="text">
      <style:text-properties officeooo:rsid="0051e872"/>
    </style:style>
    <style:style style:name="T203" style:family="text">
      <style:text-properties officeooo:rsid="005371e5"/>
    </style:style>
    <style:style style:name="T204" style:family="text">
      <style:text-properties officeooo:rsid="0055b6de"/>
    </style:style>
    <style:style style:name="T205" style:family="text">
      <style:text-properties officeooo:rsid="00566834"/>
    </style:style>
    <style:style style:name="T206" style:family="text">
      <style:text-properties officeooo:rsid="005846e9"/>
    </style:style>
    <style:style style:name="T207" style:family="text">
      <style:text-properties officeooo:rsid="00596947"/>
    </style:style>
    <style:style style:name="T208" style:family="text">
      <style:text-properties officeooo:rsid="005a014b"/>
    </style:style>
    <style:style style:name="T209" style:family="text">
      <style:text-properties officeooo:rsid="005a13f2"/>
    </style:style>
    <style:style style:name="T210" style:family="text">
      <style:text-properties officeooo:rsid="005d6a28"/>
    </style:style>
    <style:style style:name="T211" style:family="text">
      <style:text-properties fo:font-style="italic" style:font-style-asian="italic"/>
    </style:style>
    <style:style style:name="T212" style:family="text">
      <style:text-properties fo:font-style="italic" officeooo:rsid="0055b6de" style:font-style-asian="italic" style:font-style-complex="italic"/>
    </style:style>
    <style:style style:name="T213" style:family="text">
      <style:text-properties fo:font-style="italic" officeooo:rsid="0036fd36" style:font-style-asian="italic" style:font-style-complex="italic"/>
    </style:style>
    <style:style style:name="T214" style:family="text">
      <style:text-properties officeooo:rsid="0065c1e3"/>
    </style:style>
    <style:style style:name="T215" style:family="text">
      <style:text-properties officeooo:rsid="00680ce8"/>
    </style:style>
    <style:style style:name="T216" style:family="text">
      <style:text-properties officeooo:rsid="006936b7"/>
    </style:style>
    <style:style style:name="T217" style:family="text">
      <style:text-properties officeooo:rsid="006a9b67"/>
    </style:style>
    <style:style style:name="T218" style:family="text">
      <style:text-properties officeooo:rsid="006d0def"/>
    </style:style>
    <style:style style:name="T219" style:family="text">
      <style:text-properties officeooo:rsid="006e68cf"/>
    </style:style>
    <style:style style:name="T220" style:family="text">
      <style:text-properties officeooo:rsid="0072abd3"/>
    </style:style>
    <style:style style:name="T221" style:family="text">
      <style:text-properties officeooo:rsid="00737961"/>
    </style:style>
    <style:style style:name="T222" style:family="text">
      <style:text-properties officeooo:rsid="007702b5"/>
    </style:style>
    <style:style style:name="T223" style:family="text">
      <style:text-properties officeooo:rsid="007c51f9"/>
    </style:style>
    <style:style style:name="T224" style:family="text">
      <style:text-properties fo:font-size="14pt" style:font-size-asian="14pt" style:font-size-complex="14pt"/>
    </style:style>
    <style:style style:name="T225" style:family="text">
      <style:text-properties officeooo:rsid="00a31665"/>
    </style:style>
    <style:style style:name="T226" style:family="text">
      <style:text-properties officeooo:rsid="00a96274"/>
    </style:style>
    <style:style style:name="T227" style:family="text">
      <style:text-properties officeooo:rsid="00aa43f5"/>
    </style:style>
    <style:style style:name="T228" style:family="text">
      <style:text-properties fo:font-weight="normal" style:font-weight-asian="normal" style:font-weight-complex="normal"/>
    </style:style>
    <style:style style:name="T229" style:family="text">
      <style:text-properties fo:font-weight="normal" officeooo:rsid="00aed17e" style:font-weight-asian="normal" style:font-weight-complex="normal"/>
    </style:style>
    <style:style style:name="T230" style:family="text">
      <style:text-properties fo:font-weight="normal" officeooo:rsid="00b050e1" style:font-weight-asian="normal" style:font-weight-complex="normal"/>
    </style:style>
    <style:style style:name="T231" style:family="text">
      <style:text-properties fo:font-weight="normal" officeooo:rsid="00b9748e" style:font-weight-asian="normal" style:font-weight-complex="normal"/>
    </style:style>
    <style:style style:name="T232" style:family="text">
      <style:text-properties fo:font-weight="normal" officeooo:rsid="00c51794" style:font-weight-asian="normal" style:font-weight-complex="normal"/>
    </style:style>
    <style:style style:name="T233" style:family="text">
      <style:text-properties officeooo:rsid="00b050e1"/>
    </style:style>
    <style:style style:name="T234" style:family="text">
      <style:text-properties officeooo:rsid="00b17ae5"/>
    </style:style>
    <style:style style:name="T235" style:family="text">
      <style:text-properties officeooo:rsid="00b64e2f"/>
    </style:style>
    <style:style style:name="T236" style:family="text">
      <style:text-properties officeooo:rsid="00b79087"/>
    </style:style>
    <style:style style:name="T237" style:family="text">
      <style:text-properties officeooo:rsid="00be5805"/>
    </style:style>
    <style:style style:name="T238" style:family="text">
      <style:text-properties officeooo:rsid="00bf2351"/>
    </style:style>
    <style:style style:name="T239" style:family="text">
      <style:text-properties officeooo:rsid="00c2d239"/>
    </style:style>
    <style:style style:name="T240" style:family="text">
      <style:text-properties officeooo:rsid="00c3631a"/>
    </style:style>
    <style:style style:name="T241" style:family="text">
      <style:text-properties officeooo:rsid="00c4e56c"/>
    </style:style>
    <style:style style:name="T242" style:family="text">
      <style:text-properties officeooo:rsid="00d299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bookmark-start text:name="__RefHeading___Toc138710_3552101809"/>Introduction<text:bookmark-end text:name="__RefHeading___Toc138710_3552101809"/></text:h>
      <text:p text:style-name="P9"><text:span text:style-name="T135">A major</text:span><text:span text:style-name="T123"> goal of ecology, like other sciences, is to find general</text:span><text:span text:style-name="T124">ities </text:span><text:reference-mark-start text:name="ZOTERO_ITEM CSL_CITATION {&quot;citationID&quot;:&quot;IlpAm7aA&quot;,&quot;properties&quot;:{&quot;formattedCitation&quot;:&quot;(MacArthur 1972)&quot;,&quot;plainCitation&quot;:&quot;(MacArthur 1972)&quot;,&quot;noteIndex&quot;:0},&quot;citationItems&quot;:[{&quot;id&quot;:4681,&quot;uris&quot;:[&quot;http://zotero.org/users/7057764/items/9TZYAEIA&quot;],&quot;itemData&quot;:{&quot;id&quot;:4681,&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xZ4YSj65TX"/><text:span text:style-name="T124">(MacArthur 1972)</text:span><text:reference-mark-end text:name="ZOTERO_ITEM CSL_CITATION {&quot;citationID&quot;:&quot;IlpAm7aA&quot;,&quot;properties&quot;:{&quot;formattedCitation&quot;:&quot;(MacArthur 1972)&quot;,&quot;plainCitation&quot;:&quot;(MacArthur 1972)&quot;,&quot;noteIndex&quot;:0},&quot;citationItems&quot;:[{&quot;id&quot;:4681,&quot;uris&quot;:[&quot;http://zotero.org/users/7057764/items/9TZYAEIA&quot;],&quot;itemData&quot;:{&quot;id&quot;:4681,&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xZ4YSj65TX"/><text:span text:style-name="T124">. By seeking re</text:span><text:span text:style-name="T125">gularities, we can gain insights into the mechanisms shaping ecological communities and develop models to predict the</text:span><text:span text:style-name="T129">ir</text:span><text:span text:style-name="T125"> behaviour </text:span><text:span text:style-name="T129">under</text:span><text:span text:style-name="T125">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683,&quot;uris&quot;:[&quot;http://zotero.org/users/7057764/items/L4T6DZ2C&quot;],&quot;itemData&quot;:{&quot;id&quot;:4683,&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612,&quot;uris&quot;:[&quot;http://zotero.org/users/7057764/items/4SPU7PQ6&quot;],&quot;itemData&quot;:{&quot;id&quot;:612,&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iZztVnxi2d"/><text:span text:style-name="T183">(Houlahan </text:span><text:span text:style-name="T169">et al.</text:span><text:span text:style-name="T170">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683,&quot;uris&quot;:[&quot;http://zotero.org/users/7057764/items/L4T6DZ2C&quot;],&quot;itemData&quot;:{&quot;id&quot;:4683,&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612,&quot;uris&quot;:[&quot;http://zotero.org/users/7057764/items/4SPU7PQ6&quot;],&quot;itemData&quot;:{&quot;id&quot;:612,&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iZztVnxi2d"/><text:span text:style-name="T125">. The overarching objective of my thesis is to find generalities </text:span><text:span text:style-name="T133">in</text:span><text:span text:style-name="T125"> how species traits influence predator-prey interactions, migratory behaviour, and seasonal biogeography of terrestrial vertebrates. </text:span><text:span text:style-name="T126">Specifically, </text:span><text:span text:style-name="T128">I use a macroecological approach to</text:span><text:span text:style-name="T126"> ask: How general are trait relationships </text:span><text:span text:style-name="T136">between</text:span><text:span text:style-name="T126"> predators and prey across all European terrestrial vertebrates (Chapter 1)? How general </text:span><text:span text:style-name="T130">are </text:span><text:span text:style-name="T126">predator-prey trait relationships among terrestrial vertebrates across ecosystems (Chapter 2)? How </text:span><text:span text:style-name="T133">do </text:span><text:span text:style-name="T126">traits influence </text:span><text:span text:style-name="T134">the </text:span><text:span text:style-name="T126">migratory behaviour of North American birds and what are the consequences for seasonal biogeography (Chapter 3)? And how </text:span><text:span text:style-name="T133">do </text:span><text:span text:style-name="T126">traits and seasonal stressors drive North American bird trends (Chapter 4)? </text:span><text:span text:style-name="T130">In this </text:span><text:span text:style-name="T127">i</text:span><text:span text:style-name="T130">ntroduction, I will </text:span><text:span text:style-name="T131">present</text:span><text:span text:style-name="T130"> fi</text:span><text:span text:style-name="T127">ve </text:span><text:span text:style-name="T130">interrelated</text:span><text:span text:style-name="T127"> </text:span><text:span text:style-name="T130">ecological concepts fundamental to these questions</text:span><text:span text:style-name="T127">: the ecological niche, </text:span><text:span text:style-name="T130">species traits, </text:span><text:span text:style-name="T127">biogeography, trophic interactions, and seasonality. </text:span><text:span text:style-name="T130">I will </text:span><text:span text:style-name="T131">conclude</text:span><text:span text:style-name="T130"> the introduction by describing how these concepts tie into the overarching objectives and hypotheses of the entire thesis and each chapter.</text:span></text:p>
      <text:p text:style-name="P24"/>
      <text:h text:style-name="P27" text:outline-level="2"><text:bookmark-start text:name="__RefHeading___Toc138712_3552101809"/>The ecological niche<text:bookmark-end text:name="__RefHeading___Toc138712_3552101809"/></text:h>
      <text:p text:style-name="P9"><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aPsddZvk0v"/><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3134,&quot;uris&quot;:[&quot;http://zotero.org/users/7057764/items/8VIIGR9C&quot;],&quot;itemData&quot;:{&quot;id&quot;:3134,&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484,&quot;uris&quot;:[&quot;http://zotero.org/users/7057764/items/WV4F5JRF&quot;],&quot;itemData&quot;:{&quot;id&quot;:484,&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aPsddZvk0v"/><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text:span><text:soft-page-break/><text:span text:style-name="T3">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680,&quot;uris&quot;:[&quot;http://zotero.org/users/7057764/items/BUUSQ3K8&quot;],&quot;itemData&quot;:{&quot;id&quot;:4680,&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PguZ4sDsbU"/><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680,&quot;uris&quot;:[&quot;http://zotero.org/users/7057764/items/BUUSQ3K8&quot;],&quot;itemData&quot;:{&quot;id&quot;:4680,&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PguZ4sDsbU"/><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RrQ8SYCDoC"/><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RrQ8SYCDoC"/><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2818,&quot;uris&quot;:[&quot;http://zotero.org/users/7057764/items/PXV7RTBY&quot;],&quot;itemData&quot;:{&quot;id&quot;:2818,&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4Q6KPyoinf"/><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2818,&quot;uris&quot;:[&quot;http://zotero.org/users/7057764/items/PXV7RTBY&quot;],&quot;itemData&quot;:{&quot;id&quot;:2818,&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4Q6KPyoinf"/><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1321,&quot;uris&quot;:[&quot;http://zotero.org/users/7057764/items/VPFHG3LV&quot;],&quot;itemData&quot;:{&quot;id&quot;:1321,&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7Oio00Ml9X"/><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1321,&quot;uris&quot;:[&quot;http://zotero.org/users/7057764/items/VPFHG3LV&quot;],&quot;itemData&quot;:{&quot;id&quot;:1321,&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7Oio00Ml9X"/><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qZ62eVz0P"/><text:span text:style-name="T162">(Cirtwill </text:span><text:span text:style-name="T169">et al.</text:span><text:span text:style-name="T170"> 2018)</text:span><text:reference-mark-end text:name="ZOTERO_ITEM CSL_CITATION {&quot;citationID&quot;:&quot;Nu3whCB3&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qZ62eVz0P"/><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678,&quot;uris&quot;:[&quot;http://zotero.org/users/7057764/items/WCGQRI3N&quot;],&quot;itemData&quot;:{&quot;id&quot;:4678,&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HJ8sGXX32N"/><text:span text:style-name="T162">(Tingley </text:span><text:span text:style-name="T169">et al.</text:span><text:span text:style-name="T170"> 2009)</text:span><text:reference-mark-end text:name="ZOTERO_ITEM CSL_CITATION {&quot;citationID&quot;:&quot;NOiwoAGP&quot;,&quot;properties&quot;:{&quot;formattedCitation&quot;:&quot;(Tingley {\\i{}et al.} 2009)&quot;,&quot;plainCitation&quot;:&quot;(Tingley et al. 2009)&quot;,&quot;noteIndex&quot;:0},&quot;citationItems&quot;:[{&quot;id&quot;:4678,&quot;uris&quot;:[&quot;http://zotero.org/users/7057764/items/WCGQRI3N&quot;],&quot;itemData&quot;:{&quot;id&quot;:4678,&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HJ8sGXX32N"/><text:span text:style-name="T3">?</text:span></text:p>
      <text:p text:style-name="P11"/>
      <text:p text:style-name="P10"><text:span text:style-name="T75">From the </text:span><text:span text:style-name="T78">outset</text:span><text:span text:style-name="T75">, it was clear the</text:span><text:span text:style-name="T76"> </text:span><text:span text:style-name="T77">ecological </text:span><text:span text:style-name="T75">niche was a complex concept </text:span><text:span text:style-name="T77">emerging from two</text:span><text:span text:style-name="T75"> diverging </text:span><text:span text:style-name="T77">perspective</text:span><text:span text:style-name="T78">s</text:span><text:span text:style-name="T77">.</text:span><text:span text:style-name="T74">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jeyRbqoXDp"/><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4321,&quot;uris&quot;:[&quot;http://zotero.org/users/7057764/items/H8R2C8ZT&quot;],&quot;itemData&quot;:{&quot;id&quot;:4321,&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jeyRbqoXDp"/><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text:span><text:span text:style-name="T72">their</text:span><text:span text:style-name="T10">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69">They</text:span><text:span text:style-name="T5"> </text:span><text:span text:style-name="T45">proposed</text:span><text:span text:style-name="T5"> that “[..] no two species regularly established in a single fauna have precisely the same niche relationships” </text:span><text:span text:style-name="T72">(Grinnell 1917, p.</text:span><text:span text:style-name="T73">433</text:span><text:span text:style-name="T72">)</text:span><text:span text:style-name="T5">, </text:span><text:span text:style-name="T10">formulating</text:span><text:span text:style-name="T6"> the competitive exclusion principle later </text:span><text:span text:style-name="T19">predicted by</text:span><text:span text:style-name="T22">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orPCatO058"/><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4370,&quot;uris&quot;:[&quot;http://zotero.org/users/7057764/items/SQIUAGME&quot;],&quot;itemData&quot;:{&quot;id&quot;:4370,&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orPCatO058"/><text:span text:style-name="T19"> mathematical models and demonstrated in lab</text:span><text:span text:style-name="T6"> </text:span><text:span text:style-name="T19">experiments </text:span><text:span text:style-name="T6">by</text:span><text:span text:style-name="T22">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rhMKdNdaNy"/><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2925,&quot;uris&quot;:[&quot;http://zotero.org/users/7057764/items/ZI68VTSP&quot;],&quot;itemData&quot;:{&quot;id&quot;:2925,&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rhMKdNdaNy"/><text:span text:style-name="T6">. In contrast,</text:span><text:span text:style-name="T48">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gaNjTZBQV4"/><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gaNjTZBQV4"/><text:span text:style-name="T6"> </text:span><text:span text:style-name="T16">focused on the position of species within its biotic environment, defining</text:span><text:span text:style-name="T6"> the niche as the “status of the animal in the community” </text:span><text:span text:style-name="T72">(Elton 1927, p.63)</text:span><text:span text:style-name="T11">. </text:span><text:span text:style-name="T12">These </text:span><text:span text:style-name="T33">two perspective</text:span><text:span text:style-name="T46">s</text:span><text:span text:style-name="T33"> set the stage for Hutchinson to</text:span><text:span text:style-name="T12"> develo</text:span><text:span text:style-name="T33">p </text:span><text:span text:style-name="T72">the</text:span><text:span text:style-name="T33">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DIbsdt6ZjI"/><text:span text:style-name="T12">(Hutchinson 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DIbsdt6ZjI"/><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69">Their</text:span><text:span text:style-name="T13">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nGGV79o2i5"/><text:span text:style-name="T151">(Chesson 2000; Letten </text:span><text:span text:style-name="T169">et al.</text:span><text:span text:style-name="T170">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2931,&quot;uris&quot;:[&quot;http://zotero.org/users/7057764/items/3FUXFZ7T&quot;],&quot;itemData&quot;:{&quot;id&quot;:2931,&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2998,&quot;uris&quot;:[&quot;http://zotero.org/users/7057764/items/JUHINP8F&quot;],&quot;itemData&quot;:{&quot;id&quot;:29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nGGV79o2i5"/><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AWnyG8t3Gs"/><text:span text:style-name="T151">(Godsoe </text:span><text:span text:style-name="T169">et al.</text:span><text:span text:style-name="T170">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4332,&quot;uris&quot;:[&quot;http://zotero.org/users/7057764/items/9X5G6PF5&quot;],&quot;itemData&quot;:{&quot;id&quot;:4332,&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AWnyG8t3Gs"/><text:span text:style-name="T14"> for decades. </text:span></text:p>
      <text:p text:style-name="P12"/>
      <text:p text:style-name="P9"><text:soft-page-break/><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wcYd7i0Uc0"/><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4369,&quot;uris&quot;:[&quot;http://zotero.org/users/7057764/items/RF22WWMX&quot;],&quot;itemData&quot;:{&quot;id&quot;:4369,&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wcYd7i0Uc0"/><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Cy7GNPxIIU"/><text:span text:style-name="T150">(Sober</text:span><text:span text:style-name="T168">ón 2007)</text:span><text:reference-mark-end text:name="ZOTERO_ITEM CSL_CITATION {&quot;citationID&quot;:&quot;Y1pDaf6D&quot;,&quot;properties&quot;:{&quot;formattedCitation&quot;:&quot;(Sober\\uc0\\u243{}n 2007)&quot;,&quot;plainCitation&quot;:&quot;(Soberón 2007)&quot;,&quot;noteIndex&quot;:0},&quot;citationItems&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Cy7GNPxII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R4vS08CB3"/><text:span text:style-name="T152">(Gravel </text:span><text:span text:style-name="T169">et al.</text:span><text:span text:style-name="T170"> 2019)</text:span><text:reference-mark-end text:name="ZOTERO_ITEM CSL_CITATION {&quot;citationID&quot;:&quot;Xrj6VMqe&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R4vS08CB3"/><text:span text:style-name="T8">. This 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677,&quot;uris&quot;:[&quot;http://zotero.org/users/7057764/items/EFMHZ2WN&quot;],&quot;itemData&quot;:{&quot;id&quot;:4677,&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0SEHt0pq2m"/><text:span text:style-name="T152">(Keddy 1992; Sober</text:span><text:span text:style-name="T170">ón 2007; Whittaker </text:span><text:span text:style-name="T169">et al.</text:span><text:span text:style-name="T170">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677,&quot;uris&quot;:[&quot;http://zotero.org/users/7057764/items/EFMHZ2WN&quot;],&quot;itemData&quot;:{&quot;id&quot;:4677,&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1052,&quot;uris&quot;:[&quot;http://zotero.org/users/7057764/items/ZKWZ49KN&quot;],&quot;itemData&quot;:{&quot;id&quot;:1052,&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4367,&quot;uris&quot;:[&quot;http://zotero.org/users/7057764/items/8HU47T8H&quot;],&quot;itemData&quot;:{&quot;id&quot;:4367,&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0SEHt0pq2m"/><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qXyvN6GBSS"/><text:span text:style-name="T153">(Ara</text:span><text:span text:style-name="T170">újo &amp; Rozenfeld 2014; Belmaker </text:span><text:span text:style-name="T169">et al.</text:span><text:span text:style-name="T170">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805,&quot;uris&quot;:[&quot;http://zotero.org/users/7057764/items/PGPDFKNZ&quot;],&quot;itemData&quot;:{&quot;id&quot;:805,&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4366,&quot;uris&quot;:[&quot;http://zotero.org/users/7057764/items/RJYGB7VF&quot;],&quot;itemData&quot;:{&quot;id&quot;:4366,&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qXyvN6GBSS"/><text:span text:style-name="T15">. </text:span><text:span text:style-name="T52">Another debate that </text:span><text:span text:style-name="T63">arose</text:span><text:span text:style-name="T52"> from attempts to integrate the Grinnellian and Eltonian niches is whether variation in </text:span><text:span text:style-name="T67">ecological networks</text:span><text:span text:style-name="T52">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382,&quot;uris&quot;:[&quot;http://zotero.org/users/7057764/items/F7DB9DJ2&quot;],&quot;itemData&quot;:{&quot;id&quot;:38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1392,&quot;uris&quot;:[&quot;http://zotero.org/users/7057764/items/U8V963FZ&quot;],&quot;itemData&quot;:{&quot;id&quot;:139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CUGbqGDPEP"/><text:span text:style-name="T163">(Poisot </text:span><text:span text:style-name="T169">et al.</text:span><text:span text:style-name="T170">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382,&quot;uris&quot;:[&quot;http://zotero.org/users/7057764/items/F7DB9DJ2&quot;],&quot;itemData&quot;:{&quot;id&quot;:38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1392,&quot;uris&quot;:[&quot;http://zotero.org/users/7057764/items/U8V963FZ&quot;],&quot;itemData&quot;:{&quot;id&quot;:139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CUGbqGDPEP"/><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sb27iQIwQy"/><text:span text:style-name="T164">(Gravel </text:span><text:span text:style-name="T169">et al.</text:span><text:span text:style-name="T170"> 2019)</text:span><text:reference-mark-end text:name="ZOTERO_ITEM CSL_CITATION {&quot;citationID&quot;:&quot;zMxuA545&quot;,&quot;properties&quot;:{&quot;formattedCitation&quot;:&quot;(Gravel {\\i{}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sb27iQIwQy"/><text:span text:style-name="T53">. These two debates </text:span><text:span text:style-name="T67">illustrate</text:span><text:span text:style-name="T53"> how better integration of the different niche axes would help </text:span><text:span text:style-name="T59">tackle </text:span><text:span text:style-name="T53">some fundamental ecological questions.</text:span></text:p>
      <text:p text:style-name="P13"/>
      <text:p text:style-name="Text_20_body"><text:span text:style-name="T50">Ecological communities are not only shaped by the deterministic processes of niche theory but also by stochastic elements. </text:span><text:span text:style-name="T66">N</text:span><text:span text:style-name="T22">eutral theory, </text:span><text:span text:style-name="T51">first </text:span><text:span text:style-name="T70">developped</text:span><text:span text:style-name="T51">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Pdu2a3YdvB"/><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2842,&quot;uris&quot;:[&quot;http://zotero.org/users/7057764/items/RNP93DGK&quot;],&quot;itemData&quot;:{&quot;id&quot;:2842,&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Pdu2a3YdvB"/><text:span text:style-name="T23"> </text:span><text:span text:style-name="T70">and </text:span><text:reference-mark-start text:name="ZOTERO_ITEM CSL_CITATION {&quot;citationID&quot;:&quot;Y5RgFI7I&quot;,&quot;properties&quot;:{&quot;formattedCitation&quot;:&quot;(Bell 2001)&quot;,&quot;plainCitation&quot;:&quot;(Bell 2001)&quot;,&quot;noteIndex&quot;:0},&quot;citationItems&quot;:[{&quot;id&quot;:2158,&quot;uris&quot;:[&quot;http://zotero.org/groups/2713172/items/7CGIYY4G&quot;],&quot;itemData&quot;:{&quot;id&quot;:2158,&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6dFHknnfAW"/><text:span text:style-name="T70">Bell (2001)</text:span><text:reference-mark-end text:name="ZOTERO_ITEM CSL_CITATION {&quot;citationID&quot;:&quot;Y5RgFI7I&quot;,&quot;properties&quot;:{&quot;formattedCitation&quot;:&quot;(Bell 2001)&quot;,&quot;plainCitation&quot;:&quot;(Bell 2001)&quot;,&quot;noteIndex&quot;:0},&quot;citationItems&quot;:[{&quot;id&quot;:2158,&quot;uris&quot;:[&quot;http://zotero.org/groups/2713172/items/7CGIYY4G&quot;],&quot;itemData&quot;:{&quot;id&quot;:2158,&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6dFHknnfAW"/><text:span text:style-name="T70">,</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u9awb2sH&quot;,&quot;properties&quot;:{&quot;formattedCitation&quot;:&quot;(Bell 2000; Canard {\\i{}et al.} 2012)&quot;,&quot;plainCitation&quot;:&quot;(Bell 2000; Canard et al. 2012)&quot;,&quot;noteIndex&quot;:0},&quot;citationItems&quot;:[{&quot;id&quot;:4887,&quot;uris&quot;:[&quot;http://zotero.org/users/7057764/items/FT7WFHC3&quot;],&quot;itemData&quot;:{&quot;id&quot;:4887,&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GjhnAJTEq9"/><text:span text:style-name="T154">(Bell 2000; Canard </text:span><text:span text:style-name="T169">et al.</text:span><text:span text:style-name="T170"> 2012)</text:span><text:reference-mark-end text:name="ZOTERO_ITEM CSL_CITATION {&quot;citationID&quot;:&quot;u9awb2sH&quot;,&quot;properties&quot;:{&quot;formattedCitation&quot;:&quot;(Bell 2000; Canard {\\i{}et al.} 2012)&quot;,&quot;plainCitation&quot;:&quot;(Bell 2000; Canard et al. 2012)&quot;,&quot;noteIndex&quot;:0},&quot;citationItems&quot;:[{&quot;id&quot;:4887,&quot;uris&quot;:[&quot;http://zotero.org/users/7057764/items/FT7WFHC3&quot;],&quot;itemData&quot;:{&quot;id&quot;:4887,&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GjhnAJTEq9"/><text:span text:style-name="T23">. </text:span><text:span text:style-name="T16">Modern </text:span><text:soft-page-break/><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NLWMlaNdeM"/><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4365,&quot;uris&quot;:[&quot;http://zotero.org/users/7057764/items/J2QKIFW8&quot;],&quot;itemData&quot;:{&quot;id&quot;:4365,&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NLWMlaNdeM"/><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PwF6VSCGa"/><text:span text:style-name="T154">(Gravel </text:span><text:span text:style-name="T169">et al.</text:span><text:span text:style-name="T170"> 2006; Morales-Castilla </text:span><text:span text:style-name="T169">et al.</text:span><text:span text:style-name="T170"> 2015; Poisot </text:span><text:span text:style-name="T169">et al.</text:span><text:span text:style-name="T170">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802,&quot;uris&quot;:[&quot;http://zotero.org/users/7057764/items/YE4XBF39&quot;],&quot;itemData&quot;:{&quot;id&quot;:802,&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PwF6VSCGa"/><text:span text:style-name="T23">.</text:span></text:p>
      <text:p text:style-name="P16"/>
      <text:p text:style-name="P19"><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32" text:outline-level="2"/>
      <text:h text:style-name="P32" text:outline-level="2"><text:bookmark-start text:name="__RefHeading___Toc138714_3552101809"/><text:span text:style-name="T224">Relations between species traits and niche</text:span> <text:bookmark-end text:name="__RefHeading___Toc138714_3552101809"/></text:h>
      <text:p text:style-name="P10"><text:span text:style-name="T18">A </text:span><text:span text:style-name="T54">fundamental challenge with the concept of the</text:span><text:span text:style-name="T71"> </text:span><text:span text:style-name="T54">niche</text:span><text:span text:style-name="T71"> hypervolume </text:span><text:span text:style-name="T54">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tIsPYMmrOf"/><text:span text:style-name="T165">(McGill </text:span><text:span text:style-name="T169">et al.</text:span><text:span text:style-name="T170"> 2006)</text:span><text:reference-mark-end text:name="ZOTERO_ITEM CSL_CITATION {&quot;citationID&quot;:&quot;BYWw1FGf&quot;,&quot;properties&quot;:{&quot;formattedCitation&quot;:&quot;(McGill {\\i{}et al.} 2006)&quot;,&quot;plainCitation&quot;:&quot;(McGill et al. 2006)&quot;,&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tIsPYMmrOf"/><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ojeerJc9K0"/><text:span text:style-name="T159">(Violle </text:span><text:span text:style-name="T169">et al.</text:span><text:span text:style-name="T170"> 2007)</text:span><text:reference-mark-end text:name="ZOTERO_ITEM CSL_CITATION {&quot;citationID&quot;:&quot;HjEzy8xi&quot;,&quot;properties&quot;:{&quot;formattedCitation&quot;:&quot;(Violle {\\i{}et al.} 2007)&quot;,&quot;plainCitation&quot;:&quot;(Violle et al. 2007)&quot;,&quot;noteIndex&quot;:0},&quot;citationItems&quot;:[{&quot;id&quot;:4343,&quot;uris&quot;:[&quot;http://zotero.org/users/7057764/items/4E9TE6QA&quot;],&quot;itemData&quot;:{&quot;id&quot;:4343,&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ojeerJc9K0"/><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QHAz29jytx"/><text:span text:style-name="T159">(Reich </text:span><text:span text:style-name="T169">et al.</text:span><text:span text:style-name="T170"> 2003)</text:span><text:reference-mark-end text:name="ZOTERO_ITEM CSL_CITATION {&quot;citationID&quot;:&quot;UNLVdPkC&quot;,&quot;properties&quot;:{&quot;formattedCitation&quot;:&quot;(Reich {\\i{}et al.} 2003)&quot;,&quot;plainCitation&quot;:&quot;(Reich et al. 2003)&quot;,&quot;noteIndex&quot;:0},&quot;citationItems&quot;:[{&quot;id&quot;:4342,&quot;uris&quot;:[&quot;http://zotero.org/users/7057764/items/NSYL6ZDX&quot;],&quot;itemData&quot;:{&quot;id&quot;:4342,&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QHAz29jytx"/><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ZAx3P72WvX"/><text:span text:style-name="T160">(Funk </text:span><text:span text:style-name="T169">et al.</text:span><text:span text:style-name="T170"> 2017)</text:span><text:reference-mark-end text:name="ZOTERO_ITEM CSL_CITATION {&quot;citationID&quot;:&quot;bPPLXcgc&quot;,&quot;properties&quot;:{&quot;formattedCitation&quot;:&quot;(Funk {\\i{}et al.} 2017)&quot;,&quot;plainCitation&quot;:&quot;(Funk et al. 2017)&quot;,&quot;noteIndex&quot;:0},&quot;citationItems&quot;:[{&quot;id&quot;:4338,&quot;uris&quot;:[&quot;http://zotero.org/users/7057764/items/9KN6J5GE&quot;],&quot;itemData&quot;:{&quot;id&quot;:4338,&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ZAx3P72WvX"/><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0hrCdp2jHE"/><text:span text:style-name="T160">(Vandewalle </text:span><text:span text:style-name="T169">et al.</text:span><text:span text:style-name="T170"> 2010)</text:span><text:reference-mark-end text:name="ZOTERO_ITEM CSL_CITATION {&quot;citationID&quot;:&quot;G7IImmYm&quot;,&quot;properties&quot;:{&quot;formattedCitation&quot;:&quot;(Vandewalle {\\i{}et al.} 2010)&quot;,&quot;plainCitation&quot;:&quot;(Vandewalle et al. 2010)&quot;,&quot;noteIndex&quot;:0},&quot;citationItems&quot;:[{&quot;id&quot;:4337,&quot;uris&quot;:[&quot;http://zotero.org/users/7057764/items/RNBFRXAQ&quot;],&quot;itemData&quot;:{&quot;id&quot;:4337,&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0hrCdp2jHE"/>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xFFL4n6PCl"/><text:span text:style-name="T160">(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4339,&quot;uris&quot;:[&quot;http://zotero.org/users/7057764/items/CWLTQ7C9&quot;],&quot;itemData&quot;:{&quot;id&quot;:4339,&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xFFL4n6PCl"/><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text:span><text:soft-page-break/><text:span text:style-name="T18">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WwXDLFqe9x"/><text:span text:style-name="T159">(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1581,&quot;uris&quot;:[&quot;http://zotero.org/users/7057764/items/7ZHQ42XV&quot;],&quot;itemData&quot;:{&quot;id&quot;:1581,&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4341,&quot;uris&quot;:[&quot;http://zotero.org/users/7057764/items/TJKBIUM3&quot;],&quot;itemData&quot;:{&quot;id&quot;:4341,&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WwXDLFqe9x"/><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xAz6UDk96L"/><text:span text:style-name="T159">(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4340,&quot;uris&quot;:[&quot;http://zotero.org/users/7057764/items/E29CPANX&quot;],&quot;itemData&quot;:{&quot;id&quot;:434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xAz6UDk96L"/><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4If7UMpVpr"/><text:span text:style-name="T160">(Kearney </text:span><text:span text:style-name="T169">et al.</text:span><text:span text:style-name="T170"> 2010)</text:span><text:reference-mark-end text:name="ZOTERO_ITEM CSL_CITATION {&quot;citationID&quot;:&quot;SkuYCXOj&quot;,&quot;properties&quot;:{&quot;formattedCitation&quot;:&quot;(Kearney {\\i{}et al.} 2010)&quot;,&quot;plainCitation&quot;:&quot;(Kearney et al. 2010)&quot;,&quot;noteIndex&quot;:0},&quot;citationItems&quot;:[{&quot;id&quot;:4336,&quot;uris&quot;:[&quot;http://zotero.org/users/7057764/items/FK2NHJ6B&quot;],&quot;itemData&quot;:{&quot;id&quot;:4336,&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4If7UMpVpr"/><text:span text:style-name="T170">.</text:span></text:p>
      <text:p text:style-name="P14"/>
      <text:p text:style-name="P10"><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4SL3fDvZvO"/><text:span text:style-name="T159">(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1065,&quot;uris&quot;:[&quot;http://zotero.org/users/7057764/items/BWAQITP5&quot;],&quot;itemData&quot;:{&quot;id&quot;:1065,&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4SL3fDvZvO"/><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iTqkSud4bJ"/><text:span text:style-name="T159">(Vesk </text:span><text:span text:style-name="T169">et al.</text:span><text:span text:style-name="T170"> 2021)</text:span><text:reference-mark-end text:name="ZOTERO_ITEM CSL_CITATION {&quot;citationID&quot;:&quot;Ar6zBMGW&quot;,&quot;properties&quot;:{&quot;formattedCitation&quot;:&quot;(Vesk {\\i{}et al.} 2021)&quot;,&quot;plainCitation&quot;:&quot;(Vesk et al. 2021)&quot;,&quot;noteIndex&quot;:0},&quot;citationItems&quot;:[{&quot;id&quot;:2908,&quot;uris&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iTqkSud4bJ"/><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5rQCS8T0hu"/><text:span text:style-name="T160">(Pacifici </text:span><text:span text:style-name="T169">et al.</text:span><text:span text:style-name="T170"> 2017)</text:span><text:reference-mark-end text:name="ZOTERO_ITEM CSL_CITATION {&quot;citationID&quot;:&quot;QYt43iAX&quot;,&quot;properties&quot;:{&quot;formattedCitation&quot;:&quot;(Pacifici {\\i{}et al.} 2017)&quot;,&quot;plainCitation&quot;:&quot;(Pacifici et al. 2017)&quot;,&quot;noteIndex&quot;:0},&quot;citationItems&quot;:[{&quot;id&quot;:4335,&quot;uris&quot;:[&quot;http://zotero.org/users/7057764/items/3WUYUZCF&quot;],&quot;itemData&quot;:{&quot;id&quot;:4335,&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5rQCS8T0hu"/> <text:span text:style-name="T200">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FxML5HMRWg"/><text:span text:style-name="T170">(Griffin-Nolan </text:span><text:span text:style-name="T169">et al.</text:span><text:span text:style-name="T170"> 2018)</text:span><text:reference-mark-end text:name="ZOTERO_ITEM CSL_CITATION {&quot;citationID&quot;:&quot;3p5Jjij2&quot;,&quot;properties&quot;:{&quot;formattedCitation&quot;:&quot;(Griffin-Nolan {\\i{}et al.} 2018)&quot;,&quot;plainCitation&quot;:&quot;(Griffin-Nolan et al. 2018)&quot;,&quot;noteIndex&quot;:0},&quot;citationItems&quot;:[{&quot;id&quot;:4334,&quot;uris&quot;:[&quot;http://zotero.org/users/7057764/items/I4ZBSX2F&quot;],&quot;itemData&quot;:{&quot;id&quot;:4334,&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FxML5HMRWg"/>.<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14"/>
      <text:p text:style-name="P10"><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BZal85d3rJ"/><text:span text:style-name="T159">(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BZal85d3rJ"/><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yhaExntBwr"/><text:span text:style-name="T159">(Bartomeus </text:span><text:span text:style-name="T169">et al.</text:span><text:span text:style-name="T170"> 2016; Gravel </text:span><text:span text:style-name="T169">et al.</text:span><text:span text:style-name="T170">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yhaExntBwr"/><text:span text:style-name="T18">. For trophic interactions, this means that the traits of predators should determine the type of species it can feed on. Similarly, the traits of the prey should determine the type of </text:span><text:soft-page-break/><text:span text:style-name="T18">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g4DzeSjM62"/><text:span text:style-name="T159">(Morales-Castilla </text:span><text:span text:style-name="T169">et al.</text:span><text:span text:style-name="T170">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g4DzeSjM62"/><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994,&quot;uris&quot;:[&quot;http://zotero.org/users/7057764/items/GQIMSQKH&quot;],&quot;itemData&quot;:{&quot;id&quot;:994,&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997,&quot;uris&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rpbwSQ4lOq"/><text:span text:style-name="T159">(Brousseau </text:span><text:span text:style-name="T169">et al.</text:span><text:span text:style-name="T170"> 2018; Laigle </text:span><text:span text:style-name="T169">et al.</text:span><text:span text:style-name="T170"> 2018; Pichler </text:span><text:span text:style-name="T169">et al.</text:span><text:span text:style-name="T170"> 2020; Pomeranz </text:span><text:span text:style-name="T169">et al.</text:span><text:span text:style-name="T170">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994,&quot;uris&quot;:[&quot;http://zotero.org/users/7057764/items/GQIMSQKH&quot;],&quot;itemData&quot;:{&quot;id&quot;:994,&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997,&quot;uris&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rpbwSQ4lO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EalUBXaTlf"/><text:span text:style-name="T159">(Hortal </text:span><text:span text:style-name="T169">et al.</text:span><text:span text:style-name="T170"> 2015)</text:span><text:reference-mark-end text:name="ZOTERO_ITEM CSL_CITATION {&quot;citationID&quot;:&quot;tA4M7yVz&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EalUBXaTlf"/><text:span text:style-name="T18">.</text:span></text:p>
      <text:p text:style-name="P14"/>
      <text:p text:style-name="P6"><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14"/>
      <text:h text:style-name="P27" text:outline-level="2"><text:bookmark-start text:name="__RefHeading___Toc138716_3552101809"/>Biogeography<text:bookmark-end text:name="__RefHeading___Toc138716_3552101809"/></text:h>
      <text:p text:style-name="P10"><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Humbol</text:span><text:span text:style-name="T27">d</text:span><text:span text:style-name="T17">t. In </text:span><text:span text:style-name="T71">their</text:span><text:span text:style-name="T17">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dDyogH8vg7"/><text:span text:style-name="T166">(Humboldt </text:span><text:span text:style-name="T169">et al.</text:span><text:span text:style-name="T170"> 2008)</text:span><text:reference-mark-end text:name="ZOTERO_ITEM CSL_CITATION {&quot;citationID&quot;:&quot;lq8CCBIq&quot;,&quot;properties&quot;:{&quot;formattedCitation&quot;:&quot;(Humboldt {\\i{}et al.} 2008)&quot;,&quot;plainCitation&quot;:&quot;(Humboldt et al. 2008)&quot;,&quot;noteIndex&quot;:0},&quot;citationItems&quot;:[{&quot;id&quot;:4353,&quot;uris&quot;:[&quot;http://zotero.org/users/7057764/items/Q6BTTYCM&quot;],&quot;itemData&quot;:{&quot;id&quot;:4353,&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dDyogH8vg7"/><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68">more than a</text:span><text:span text:style-name="T27"> </text:span><text:span text:style-name="T17">centur</text:span><text:span text:style-name="T68">y</text:span><text:span text:style-name="T17">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wEiCCYwJmw"/><text:span text:style-name="T166">(Mittelbach </text:span><text:span text:style-name="T169">et al.</text:span><text:span text:style-name="T170">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0,&quot;uris&quot;:[&quot;http://zotero.org/users/7057764/items/HNIZHYST&quot;],&quot;itemData&quot;:{&quot;id&quot;:4350,&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wEiCCYwJmw"/><text:span text:style-name="T17">. Another </text:span><text:span text:style-name="T36">key figure in the foundation</text:span><text:span text:style-name="T17"> of biogeography is Wallace. During </text:span><text:span text:style-name="T71">their</text:span><text:span text:style-name="T17"> extensive travels in the mid-19th century, </text:span><text:soft-page-break/><text:span text:style-name="T17">Wallace noticed that how vertebrate families are distributed tend to form distinct geographical units. Based on this observation and on the existing knowledge of </text:span><text:span text:style-name="T71">their</text:span><text:span text:style-name="T17"> time, </text:span><text:span text:style-name="T71">they</text:span><text:span text:style-name="T17">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DsGAMUjisQ"/><text:span text:style-name="T166">(Holt </text:span><text:span text:style-name="T169">et al.</text:span><text:span text:style-name="T170">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4348,&quot;uris&quot;:[&quot;http://zotero.org/users/7057764/items/5ZUNR8FP&quot;],&quot;itemData&quot;:{&quot;id&quot;:4348,&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4349,&quot;uris&quot;:[&quot;http://zotero.org/users/7057764/items/8PQF2BPN&quot;],&quot;itemData&quot;:{&quot;id&quot;:4349,&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DsGAMUjisQ"/><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QR0sNwosS2"/><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4347,&quot;uris&quot;:[&quot;http://zotero.org/users/7057764/items/7QN7HKRJ&quot;],&quot;itemData&quot;:{&quot;id&quot;:4347,&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QR0sNwosS2"/><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QfEQUFGfFN"/><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4346,&quot;uris&quot;:[&quot;http://zotero.org/users/7057764/items/D9LJCYXF&quot;],&quot;itemData&quot;:{&quot;id&quot;:4346,&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QfEQUFGfFN"/><text:span text:style-name="T17">. </text:span><text:span text:style-name="T157">Understanding how these patterns emerge ha</text:span><text:span text:style-name="T167">s</text:span><text:span text:style-name="T157"> been among the most fruitful avenue</text:span><text:span text:style-name="T161">s</text:span><text:span text:style-name="T157"> to enhance our understanding of how communities assemble, persist and function</text:span><text:span text:style-name="T27">.</text:span></text:p>
      <text:p text:style-name="P15"/>
      <text:p text:style-name="P10"><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VQ2MY7RlU"/><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4364,&quot;uris&quot;:[&quot;http://zotero.org/users/7057764/items/4HQD74QL&quot;],&quot;itemData&quot;:{&quot;id&quot;:436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2VQ2MY7RlU"/><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oe98ZK30D9"/><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4224,&quot;uris&quot;:[&quot;http://zotero.org/users/7057764/items/9MKKTWP6&quot;],&quot;itemData&quot;:{&quot;id&quot;:4224,&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oe98ZK30D9"/><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55">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2aT3hoFFjb"/><text:span text:style-name="T155">(Booth </text:span><text:span text:style-name="T169">et al.</text:span><text:span text:style-name="T170"> 1988)</text:span><text:reference-mark-end text:name="ZOTERO_ITEM CSL_CITATION {&quot;citationID&quot;:&quot;woglmovU&quot;,&quot;properties&quot;:{&quot;formattedCitation&quot;:&quot;(Booth {\\i{}et al.} 1988)&quot;,&quot;plainCitation&quot;:&quot;(Booth et al. 1988)&quot;,&quot;noteIndex&quot;:0},&quot;citationItems&quot;:[{&quot;id&quot;:4363,&quot;uris&quot;:[&quot;http://zotero.org/users/7057764/items/C7CCR8S6&quot;],&quot;itemData&quot;:{&quot;id&quot;:4363,&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2aT3hoFFjb"/><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7lSyOwmcED"/><text:span text:style-name="T155">(Ara</text:span><text:span text:style-name="T170">újo &amp; Guisan 2006; Godsoe </text:span><text:span text:style-name="T169">et al.</text:span><text:span text:style-name="T170">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1580,&quot;uris&quot;:[&quot;http://zotero.org/users/7057764/items/9ERMJ86J&quot;],&quot;itemData&quot;:{&quot;id&quot;:1580,&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270,&quot;uris&quot;:[&quot;http://zotero.org/groups/2713172/items/ZVPSP52A&quot;],&quot;itemData&quot;:{&quot;id&quot;:2270,&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7lSyOwmcED"/><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9Sr9Sj0bzd"/><text:span text:style-name="T156">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604,&quot;uris&quot;:[&quot;http://zotero.org/users/7057764/items/IETAABFY&quot;],&quot;itemData&quot;:{&quot;id&quot;:604,&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1999,&quot;uris&quot;:[&quot;http://zotero.org/groups/2597052/items/2IZK9A43&quot;],&quot;itemData&quot;:{&quot;id&quot;:199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4361,&quot;uris&quot;:[&quot;http://zotero.org/users/7057764/items/XG7U52GG&quot;],&quot;itemData&quot;:{&quot;id&quot;:43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9Sr9Sj0bzd"/><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MSHYQhidMJ"/><text:span text:style-name="T156">(Engler &amp; Guisan 2009; Pollock </text:span><text:span text:style-name="T169">et al.</text:span><text:span text:style-name="T170"> 2014; Shipley </text:span><text:span text:style-name="T169">et al.</text:span><text:span text:style-name="T170"> 2022; Staniczenko </text:span><text:span text:style-name="T169">et al.</text:span><text:span text:style-name="T170">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4358,&quot;uris&quot;:[&quot;http://zotero.org/users/7057764/items/29Z7IAW5&quot;],&quot;itemData&quot;:{&quot;id&quot;:4358,&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350,&quot;uris&quot;:[&quot;http://zotero.org/users/7057764/items/MUF898KW&quot;],&quot;itemData&quot;:{&quot;id&quot;:3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4359,&quot;uris&quot;:[&quot;http://zotero.org/users/7057764/items/LGJZBLAF&quot;],&quot;itemData&quot;:{&quot;id&quot;:4359,&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1605,&quot;uris&quot;:[&quot;http://zotero.org/users/7057764/items/2U885J9P&quot;],&quot;itemData&quot;:{&quot;id&quot;:1605,&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MSHYQhidMJ"/><text:span text:style-name="T24">. Despite these limitations, </text:span><text:span text:style-name="T58">SDMs</text:span><text:span text:style-name="T24"> have proven indispensable in bridging knowledge gaps, </text:span><text:soft-page-break/><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3SpsgAGdz"/><text:span text:style-name="T156">(Guisan </text:span><text:span text:style-name="T169">et al.</text:span><text:span text:style-name="T170"> 2013; Pollock </text:span><text:span text:style-name="T169">et al.</text:span><text:span text:style-name="T170">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4360,&quot;uris&quot;:[&quot;http://zotero.org/users/7057764/items/TK65N466&quot;],&quot;itemData&quot;:{&quot;id&quot;:4360,&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440,&quot;uris&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W3SpsgAGdz"/><text:span text:style-name="T26">.</text:span><text:span text:style-name="T24"> </text:span></text:p>
      <text:p text:style-name="P15"/>
      <text:p text:style-name="P10"><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EvwM5LPgRp"/><text:span text:style-name="T37">(Hillebrand 2004)</text:span><text:reference-mark-end text:name="ZOTERO_ITEM CSL_CITATION {&quot;citationID&quot;:&quot;MqgJNPNn&quot;,&quot;properties&quot;:{&quot;formattedCitation&quot;:&quot;(Hillebrand 2004)&quot;,&quot;plainCitation&quot;:&quot;(Hillebrand 2004)&quot;,&quot;noteIndex&quot;:0},&quot;citationItems&quot;:[{&quot;id&quot;:4099,&quot;uris&quot;:[&quot;http://zotero.org/users/7057764/items/BJTEP6L7&quot;],&quot;itemData&quot;:{&quot;id&quot;:4099,&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EvwM5LPgRp"/><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4fsiWccubt"/><text:span text:style-name="T158">(Mittelbach </text:span><text:span text:style-name="T169">et al.</text:span><text:span text:style-name="T170"> 2007; Pontarp </text:span><text:span text:style-name="T169">et al.</text:span><text:span text:style-name="T170">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4352,&quot;uris&quot;:[&quot;http://zotero.org/users/7057764/items/LNFZ9DYF&quot;],&quot;itemData&quot;:{&quot;id&quot;:4352,&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4351,&quot;uris&quot;:[&quot;http://zotero.org/users/7057764/items/98Q8YFC6&quot;],&quot;itemData&quot;:{&quot;id&quot;:4351,&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4fsiWccubt"/><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z7D8xKTqtP"/><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4112,&quot;uris&quot;:[&quot;http://zotero.org/users/7057764/items/GZ8HAT9T&quot;],&quot;itemData&quot;:{&quot;id&quot;:4112,&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z7D8xKTqtP"/><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u5z0oZbxd"/><text:span text:style-name="T28">(Mayr 1956)</text:span><text:reference-mark-end text:name="ZOTERO_ITEM CSL_CITATION {&quot;citationID&quot;:&quot;tQ3xqLrf&quot;,&quot;properties&quot;:{&quot;formattedCitation&quot;:&quot;(Mayr 1956)&quot;,&quot;plainCitation&quot;:&quot;(Mayr 1956)&quot;,&quot;noteIndex&quot;:0},&quot;citationItems&quot;:[{&quot;id&quot;:4111,&quot;uris&quot;:[&quot;http://zotero.org/users/7057764/items/TLMH6RBZ&quot;],&quot;itemData&quot;:{&quot;id&quot;:4111,&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Mu5z0oZbxd"/><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yYJe3ZRo1A"/><text:span text:style-name="T158">(Blackburn </text:span><text:span text:style-name="T169">et al.</text:span><text:span text:style-name="T170"> 1999)</text:span><text:reference-mark-end text:name="ZOTERO_ITEM CSL_CITATION {&quot;citationID&quot;:&quot;m8FA5B2I&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yYJe3ZRo1A"/><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6"/>
      <text:p text:style-name="P10"><text:span text:style-name="T199">A recent development in biogeography </text:span><text:span text:style-name="T220">was to</text:span><text:span text:style-name="T199"> </text:span><text:span text:style-name="T214">expand </text:span><text:span text:style-name="T220">its</text:span><text:span text:style-name="T199"> focus from solely considering the distribution of organisms to trying to understand distribution</text:span><text:span text:style-name="T239">s</text:span><text:span text:style-name="T199">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jbXDs1n0Sb"/><text:span text:style-name="T170">(Windsor </text:span><text:span text:style-name="T169">et al.</text:span><text:span text:style-name="T170"> 2023)</text:span><text:reference-mark-end text:name="ZOTERO_ITEM CSL_CITATION {&quot;citationID&quot;:&quot;zQG4GXEO&quot;,&quot;properties&quot;:{&quot;formattedCitation&quot;:&quot;(Windsor {\\i{}et al.} 2023)&quot;,&quot;plainCitation&quot;:&quot;(Windsor et al. 2023)&quot;,&quot;noteIndex&quot;:0},&quot;citationItems&quot;:[{&quot;id&quot;:3912,&quot;uris&quot;:[&quot;http://zotero.org/groups/4805931/items/W9QB4PHC&quot;],&quot;itemData&quot;:{&quot;id&quot;:3912,&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jbXDs1n0Sb"/><text:span text:style-name="T199">. </text:span><text:span text:style-name="T80">Interaction network</text:span><text:span text:style-name="T198">s</text:span><text:span text:style-name="T80"> can vary through two main processes: (1) changes in community composition, and (2) changes in the functional relationships between interacting species, </text:span><text:span text:style-name="T214">like the </text:span><text:span text:style-name="T80">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DWPxXEiPC"/><text:span text:style-name="T170">(Poisot </text:span><text:span text:style-name="T169">et al.</text:span><text:span text:style-name="T170"> 2015)</text:span><text:reference-mark-end text:name="ZOTERO_ITEM CSL_CITATION {&quot;citationID&quot;:&quot;PO14ZPHX&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mDWPxXEiPC"/><text:span text:style-name="T80">. These two processes are, in turn, influenced by factors such as the </text:span><text:soft-page-break/><text:span text:style-name="T80">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w29Jjysquq"/><text:span text:style-name="T170">(Pellissier </text:span><text:span text:style-name="T169">et al.</text:span><text:span text:style-name="T170"> 2018)</text:span><text:reference-mark-end text:name="ZOTERO_ITEM CSL_CITATION {&quot;citationID&quot;:&quot;jZ1WTiuT&quot;,&quot;properties&quot;:{&quot;formattedCitation&quot;:&quot;(Pellissier {\\i{}et al.} 2018)&quot;,&quot;plainCitation&quot;:&quot;(Pellissier et al. 2018)&quot;,&quot;noteIndex&quot;:0},&quot;citationItems&quot;:[{&quot;id&quot;:424,&quot;uris&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w29Jjysquq"/><text:span text:style-name="T80">, </text:span><text:span text:style-name="T81">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mDZYfm0M6I"/><text:span text:style-name="T170">(Saravia </text:span><text:span text:style-name="T169">et al.</text:span><text:span text:style-name="T170"> 2022)</text:span><text:reference-mark-end text:name="ZOTERO_ITEM CSL_CITATION {&quot;citationID&quot;:&quot;a9jOAs6z&quot;,&quot;properties&quot;:{&quot;formattedCitation&quot;:&quot;(Saravia {\\i{}et al.} 2022)&quot;,&quot;plainCitation&quot;:&quot;(Saravia et al. 2022)&quot;,&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mDZYfm0M6I"/><text:span text:style-name="T80">, area </text:span><text:reference-mark-start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ckvsofI6XI"/><text:span text:style-name="T170">(Galiana </text:span><text:span text:style-name="T169">et al.</text:span><text:span text:style-name="T170"> 2018)</text:span><text:reference-mark-end text:name="ZOTERO_ITEM CSL_CITATION {&quot;citationID&quot;:&quot;Ben0DjUE&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ckvsofI6XI"/><text:span text:style-name="T80">, </text:span><text:span text:style-name="T198">or </text:span><text:span text:style-name="T80">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wUWCZ5LX9E"/><text:span text:style-name="T170">(Poisot </text:span><text:span text:style-name="T169">et al.</text:span><text:span text:style-name="T170"> 2015)</text:span><text:reference-mark-end text:name="ZOTERO_ITEM CSL_CITATION {&quot;citationID&quot;:&quot;HLeRqZvl&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wUWCZ5LX9E"/><text:span text:style-name="T80">. </text:span><text:span text:style-name="T81">Based on previous knowledge o</text:span><text:span text:style-name="T239">f</text:span><text:span text:style-name="T81"> species biogeography and o</text:span><text:span text:style-name="T239">f</text:span><text:span text:style-name="T81"> how species interaction network</text:span><text:span text:style-name="T239">s</text:span><text:span text:style-name="T81"> are structured, it is possible to </text:span><text:span text:style-name="T214">formulate</text:span><text:span text:style-name="T81"> predictions </text:span><text:span text:style-name="T214">regarding</text:span><text:span text:style-name="T81"> how network properties</text:span><text:span text:style-name="T220"> </text:span><text:span text:style-name="T81">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98PDqvyktZ"/><text:span text:style-name="T172">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501,&quot;uris&quot;:[&quot;http://zotero.org/users/7057764/items/989WMFW3&quot;],&quot;itemData&quot;:{&quot;id&quot;:501,&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98PDqvyktZ"/><text:span text:style-name="T81"> </text:span><text:span text:style-name="T198">but</text:span><text:span text:style-name="T81"> the empirical investigation on these patterns </text:span><text:span text:style-name="T221">remains</text:span><text:span text:style-name="T81"> rare (</text:span><text:span text:style-name="T198">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g2Bhg7Vvh"/><text:span text:style-name="T171">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1764,&quot;uris&quot;:[&quot;http://zotero.org/groups/2597052/items/B2CZWS5U&quot;],&quot;itemData&quot;:{&quot;id&quot;:1764,&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2899,&quot;uris&quot;:[&quot;http://zotero.org/users/7057764/items/PYJTC7R5&quot;],&quot;itemData&quot;:{&quot;id&quot;:2899,&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2642,&quot;uris&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g2Bhg7Vvh"/><text:span text:style-name="T81">). </text:span></text:p>
      <text:p text:style-name="P6"/>
      <text:p text:style-name="P21">In this thesis, I investigate the <text:span text:style-name="T235">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33" text:outline-level="2"/>
      <text:h text:style-name="P28" text:outline-level="2"><text:bookmark-start text:name="__RefHeading___Toc138718_3552101809"/>Trophic interactions and food webs<text:bookmark-end text:name="__RefHeading___Toc138718_3552101809"/></text:h>
      <text:p text:style-name="P9"><text:span text:style-name="T142">In </text:span><text:span text:style-name="T146">their</text:span><text:span text:style-name="T142">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OVlNOWhROs"/><text:span text:style-name="T142">(Elton 1927)</text:span><text:reference-mark-end text:name="ZOTERO_ITEM CSL_CITATION {&quot;citationID&quot;:&quot;UrCHiUGC&quot;,&quot;properties&quot;:{&quot;formattedCitation&quot;:&quot;(Elton 1927)&quot;,&quot;plainCitation&quot;:&quot;(Elton 1927)&quot;,&quot;noteIndex&quot;:0},&quot;citationItems&quot;:[{&quot;id&quot;:362,&quot;uris&quot;:[&quot;http://zotero.org/users/7057764/items/26MZSR2Q&quot;],&quot;itemData&quot;:{&quot;id&quot;:362,&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OVlNOWhROs"/><text:span text:style-name="T142">. These relationships, known as trophic interactions, involve a predator species feeding on a prey species.</text:span><text:span text:style-name="T141"> </text:span><text:span text:style-name="T137">The collection of these trophic interactions among species form</text:span><text:span text:style-name="T144">s</text:span><text:span text:style-name="T137">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qM0ThBK7Q5"/><text:span text:style-name="T186">(Lindeman 1942; Thompson </text:span><text:span text:style-name="T169">et al.</text:span><text:span text:style-name="T170">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qM0ThBK7Q5"/><text:span text:style-name="T137">. </text:span><text:span text:style-name="T141">T</text:span>he identity, strength and organization of <text:span text:style-name="T201">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ezJAr4Xaj"/><text:span text:style-name="T170">(Wisz </text:span><text:span text:style-name="T169">et al.</text:span><text:span text:style-name="T170"> 2013)</text:span><text:reference-mark-end text:name="ZOTERO_ITEM CSL_CITATION {&quot;citationID&quot;:&quot;M1k3znmi&quot;,&quot;properties&quot;:{&quot;formattedCitation&quot;:&quot;(Wisz {\\i{}et al.} 2013)&quot;,&quot;plainCitation&quot;:&quot;(Wisz et al. 2013)&quot;,&quot;noteIndex&quot;:0},&quot;citationItems&quot;:[{&quot;id&quot;:799,&quot;uris&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DezJAr4Xa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YDcWUXivDM"/><text:span text:style-name="T147">(Ekl</text:span><text:span text:style-name="T168">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1117,&quot;uris&quot;:[&quot;http://zotero.org/users/7057764/items/UH6UJAJU&quot;],&quot;itemData&quot;:{&quot;id&quot;:1117,&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YDcWUXivDM"/><text:span text:style-name="T147">, </text:span><text:span text:style-name="T148">and how energy flow</text:span><text:span text:style-name="T149">s</text:span><text:span text:style-name="T148"> within and between </text:span><text:soft-page-break/><text:span text:style-name="T148">ecosystems </text:span><text:reference-mark-start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emHjUN9qMc"/><text:span text:style-name="T148">(Gounand </text:span><text:span text:style-name="T169">et al.</text:span><text:span text:style-name="T170"> 2018)</text:span><text:reference-mark-end text:name="ZOTERO_ITEM CSL_CITATION {&quot;citationID&quot;:&quot;xSBoktMz&quot;,&quot;properties&quot;:{&quot;formattedCitation&quot;:&quot;(Gounand {\\i{}et al.} 2018)&quot;,&quot;plainCitation&quot;:&quot;(Gounand et al. 2018)&quot;,&quot;noteIndex&quot;:0},&quot;citationItems&quot;:[{&quot;id&quot;:4416,&quot;uris&quot;:[&quot;http://zotero.org/users/7057764/items/NE8E9MNB&quot;],&quot;itemData&quot;:{&quot;id&quot;:4416,&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emHjUN9qMc"/><text:span text:style-name="T148">. </text:span><text:span text:style-name="T141">Given that</text:span><text:span text:style-name="T83"> food webs integrate biodiversity and ecosystem function, </text:span><text:span text:style-name="T138">conserving</text:span><text:span text:style-name="T83"> their structure and the underlying trophic interactions </text:span><text:span text:style-name="T141">is essential to</text:span><text:span text:style-name="T83">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T702zmzChV"/><text:span text:style-name="T184">(Harvey </text:span><text:span text:style-name="T169">et al.</text:span><text:span text:style-name="T170"> 2017)</text:span><text:reference-mark-end text:name="ZOTERO_ITEM CSL_CITATION {&quot;citationID&quot;:&quot;8NFY5lZe&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T702zmzChV"/>. <text:span text:style-name="T202">For example, the position of a species within a food web inform</text:span><text:span text:style-name="T237">s</text:span><text:span text:style-name="T202"> on its role within the community and help</text:span><text:span text:style-name="T239">s</text:span><text:span text:style-name="T202"> anticipate secondary extinction</text:span><text:span text:style-name="T222">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DhB2hpoDt"/><text:span text:style-name="T170">(Cirtwill </text:span><text:span text:style-name="T169">et al.</text:span><text:span text:style-name="T170"> 2018; McDonald-Madden </text:span><text:span text:style-name="T169">et al.</text:span><text:span text:style-name="T170">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DhB2hpoDt"/>. </text:p>
      <text:p text:style-name="P6"/>
      <text:p text:style-name="P10"><text:span text:style-name="T215">F</text:span><text:span text:style-name="T189">ood web</text:span><text:span text:style-name="T215">s</text:span><text:span text:style-name="T189"> ha</text:span><text:span text:style-name="T215">ve</text:span><text:span text:style-name="T189"> emerging properties </text:span><text:span text:style-name="T215">with important implications on the communities</text:span><text:span text:style-name="T189">,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Ey2bbK5Pwn"/><text:span text:style-name="T170">(Delmas </text:span><text:span text:style-name="T169">et al.</text:span><text:span text:style-name="T170"> 2019; Pimm </text:span><text:span text:style-name="T169">et al.</text:span><text:span text:style-name="T170">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469,&quot;uris&quot;:[&quot;http://zotero.org/users/7057764/items/XFHNJAY2&quot;],&quot;itemData&quot;:{&quot;id&quot;:469,&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Ey2bbK5Pwn"/><text:span text:style-name="T189">. </text:span><text:span text:style-name="T190">May famously showed that under random interaction network</text:span><text:span text:style-name="T216">s</text:span><text:span text:style-name="T190">, a more complex </text:span><text:span text:style-name="T216">food web </text:span><text:span text:style-name="T190">(measured by </text:span><text:span text:style-name="T239">the </text:span><text:span text:style-name="T190">level of connectance, species richness, and mean interaction strength) should be less stable, challenging the commonly accepted assumption of the time that more complex system</text:span><text:span text:style-name="T216">s</text:span><text:span text:style-name="T190"> are more stable </text:span><text:reference-mark-start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HqeW5osLAh"/><text:span text:style-name="T190">(May 1972)</text:span><text:reference-mark-end text:name="ZOTERO_ITEM CSL_CITATION {&quot;citationID&quot;:&quot;VORWAzmo&quot;,&quot;properties&quot;:{&quot;formattedCitation&quot;:&quot;(May 1972)&quot;,&quot;plainCitation&quot;:&quot;(May 1972)&quot;,&quot;noteIndex&quot;:0},&quot;citationItems&quot;:[{&quot;id&quot;:867,&quot;uris&quot;:[&quot;http://zotero.org/users/7057764/items/I43N34DS&quot;],&quot;itemData&quot;:{&quot;id&quot;:867,&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HqeW5osLAh"/><text:span text:style-name="T190">. This </text:span><text:span text:style-name="T216">insight</text:span><text:span text:style-name="T190"> inspired decades of </text:span><text:span text:style-name="T216">research aimed at understanding</text:span><text:span text:style-name="T190">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9moBwJ5ne"/><text:span text:style-name="T190">(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971,&quot;uris&quot;:[&quot;http://zotero.org/users/7057764/items/DYYNM52S&quot;],&quot;itemData&quot;:{&quot;id&quot;:971,&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v9moBwJ5ne"/><text:span text:style-name="T190">. </text:span>Another example of how food web structure influences communities is demonstrated by network complementarity, where species partition resources and enemies, leading to increased ecosystem productivity<text:span text:style-name="T190"> </text:span><text:reference-mark-start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cnUX4pYeUq"/><text:span text:style-name="T170">(Poisot </text:span><text:span text:style-name="T169">et al.</text:span><text:span text:style-name="T170"> 2013)</text:span><text:reference-mark-end text:name="ZOTERO_ITEM CSL_CITATION {&quot;citationID&quot;:&quot;0NwUZZqt&quot;,&quot;properties&quot;:{&quot;formattedCitation&quot;:&quot;(Poisot {\\i{}et al.} 2013)&quot;,&quot;plainCitation&quot;:&quot;(Poisot et al. 2013)&quot;,&quot;noteIndex&quot;:0},&quot;citationItems&quot;:[{&quot;id&quot;:571,&quot;uris&quot;:[&quot;http://zotero.org/users/7057764/items/4CXKIGBE&quot;],&quot;itemData&quot;:{&quot;id&quot;:57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cnUX4pYeUq"/><text:span text:style-name="T190">. </text:span><text:span text:style-name="T206">Thus, it is not only the number and identity of trophic interactions that matters, but also how they are </text:span><text:span text:style-name="T216">organized</text:span><text:span text:style-name="T206"> among species.</text:span></text:p>
      <text:p text:style-name="P6"/>
      <text:p text:style-name="P10">Yet, we still face major challenges when developing accurate descriptions of natural food webs <text:span text:style-name="T203">and apply</text:span><text:span text:style-name="T240">ing</text:span><text:span text:style-name="T203">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w31GA1u4a"/><text:span text:style-name="T170">(Poisot </text:span><text:span text:style-name="T169">et al.</text:span><text:span text:style-name="T170"> 2021)</text:span><text:reference-mark-end text:name="ZOTERO_ITEM CSL_CITATION {&quot;citationID&quot;:&quot;3ywFoyXl&quot;,&quot;properties&quot;:{&quot;formattedCitation&quot;:&quot;(Poisot {\\i{}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w31GA1u4a"/>, which <text:soft-page-break/>presents fundamental technical and practical challenges in food web ecology. <text:span text:style-name="T203">In fact, the “</text:span>lack of knowledge about interactions among species or among groups of species” <text:span text:style-name="T242">(Hortal et al. 2015, p. 531)</text:span> <text:span text:style-name="T216">remains</text:span> <text:span text:style-name="T203">one of</text:span> the <text:span text:style-name="T203">major </text:span>biodiversity <text:span text:style-name="T203">data </text:span>shortfalls <text:reference-mark-start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lQokYsPjs"/><text:span text:style-name="T170">(Hortal </text:span><text:span text:style-name="T169">et al.</text:span><text:span text:style-name="T170"> 2015)</text:span><text:reference-mark-end text:name="ZOTERO_ITEM CSL_CITATION {&quot;citationID&quot;:&quot;EGLvSLh1&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lQokYsPjs"/>. Sampling interactions is inherently difficult; observing an interaction requires simultaneously detecting individuals of two species while they are interacting.<text:span text:style-name="T203"> It is </text:span>virtually impossible to sample all interactions <text:span text:style-name="T203">even for</text:span> a <text:span text:style-name="T203">simple </text:span>community <text:span text:style-name="T203">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4Wqos6LZmU"/><text:span text:style-name="T170">(Chacoff </text:span><text:span text:style-name="T169">et al.</text:span><text:span text:style-name="T170">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2413,&quot;uris&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4419,&quot;uris&quot;:[&quot;http://zotero.org/users/7057764/items/4VNQTM7V&quot;],&quot;itemData&quot;:{&quot;id&quot;:4419,&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4Wqos6LZmU"/>.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E4WAnFGKrj"/><text:span text:style-name="T170">(Cameron </text:span><text:span text:style-name="T169">et al.</text:span><text:span text:style-name="T170"> 2019; Poisot </text:span><text:span text:style-name="T169">et al.</text:span><text:span text:style-name="T170">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E4WAnFGKrj"/>.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Z8MZbe9Ur8"/><text:span text:style-name="T170">(Harvey </text:span><text:span text:style-name="T169">et al.</text:span><text:span text:style-name="T170"> 2017)</text:span><text:reference-mark-end text:name="ZOTERO_ITEM CSL_CITATION {&quot;citationID&quot;:&quot;hVpPEWlI&quot;,&quot;properties&quot;:{&quot;formattedCitation&quot;:&quot;(Harvey {\\i{}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Z8MZbe9Ur8"/>.</text:p>
      <text:p text:style-name="P6"/>
      <text:p text:style-name="P10"><text:span text:style-name="T204">To </text:span><text:span text:style-name="T216">address</text:span><text:span text:style-name="T204"> these gaps, models </text:span><text:span text:style-name="T216">have been developed </text:span><text:span text:style-name="T204">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tcUUZhFsJv"/><text:span text:style-name="T170">(Strydom </text:span><text:span text:style-name="T169">et al.</text:span><text:span text:style-name="T170"> 2021)</text:span><text:reference-mark-end text:name="ZOTERO_ITEM CSL_CITATION {&quot;citationID&quot;:&quot;dSnryhhK&quot;,&quot;properties&quot;:{&quot;formattedCitation&quot;:&quot;(Strydom {\\i{}et al.} 2021)&quot;,&quot;plainCitation&quot;:&quot;(Strydom et al. 2021)&quot;,&quot;noteIndex&quot;:0},&quot;citationItems&quot;:[{&quot;id&quot;:2764,&quot;uris&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tcUUZhFsJv"/><text:span text:style-name="T204">. </text:span><text:span text:style-name="T216">Both n</text:span><text:span text:style-name="T204">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8SzCbCLZq"/><text:span text:style-name="T170">(Morales-Castilla </text:span><text:span text:style-name="T169">et al.</text:span><text:span text:style-name="T170">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W8SzCbCLZq"/><text:span text:style-name="T204">.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6kUtrR9T1t"/><text:span text:style-name="T170">(Canard </text:span><text:span text:style-name="T169">et al.</text:span><text:span text:style-name="T170"> 2012)</text:span><text:reference-mark-end text:name="ZOTERO_ITEM CSL_CITATION {&quot;citationID&quot;:&quot;VJbL44Sx&quot;,&quot;properties&quot;:{&quot;formattedCitation&quot;:&quot;(Canard {\\i{}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6kUtrR9T1t"/><text:span text:style-name="T82">. </text:span><text:span text:style-name="T204">The interaction</text:span><text:span text:style-name="T216">s that do not occur under</text:span><text:span text:style-name="T204"> this constraint are termed </text:span><text:span text:style-name="T212">neutrally forbidden interactions</text:span><text:span text:style-name="T204">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pOiRjaeGiS"/><text:span text:style-name="T170">(Morales-Castilla </text:span><text:span text:style-name="T169">et al.</text:span><text:span text:style-name="T170">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pOiRjaeGiS"/><text:span text:style-name="T82">. </text:span>Although neutral models can predict a significant amount of variation in interaction strengths<text:span text:style-name="T82"> </text:span><text:reference-mark-start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MGKV2DDkyG"/><text:span text:style-name="T170">(Canard </text:span><text:span text:style-name="T169">et al.</text:span><text:span text:style-name="T170"> 2014)</text:span><text:reference-mark-end text:name="ZOTERO_ITEM CSL_CITATION {&quot;citationID&quot;:&quot;hfF4V9aP&quot;,&quot;properties&quot;:{&quot;formattedCitation&quot;:&quot;(Canard {\\i{}et al.} 2014)&quot;,&quot;plainCitation&quot;:&quot;(Canard et al. 2014)&quot;,&quot;noteIndex&quot;:0},&quot;citationItems&quot;:[{&quot;id&quot;:3682,&quot;uris&quot;:[&quot;http://zotero.org/users/7057764/items/WKPWHUZ6&quot;],&quot;itemData&quot;:{&quot;id&quot;:3682,&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MGKV2DDkyG"/><text:span text:style-name="T82">, </text:span>recent research has highlighted that co-occurrences do not always imply interaction<text:span text:style-name="T82">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a76x5wchx5"/><text:span text:style-name="T170">(Blanchet </text:span><text:span text:style-name="T169">et al.</text:span><text:span text:style-name="T170"> 2020; Thurman </text:span><text:span text:style-name="T169">et al.</text:span><text:span text:style-name="T170">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4214,&quot;uris&quot;:[&quot;http://zotero.org/users/7057764/items/Y4FUY5UP&quot;],&quot;itemData&quot;:{&quot;id&quot;:4214,&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1421,&quot;uris&quot;:[&quot;http://zotero.org/users/7057764/items/ZE2HSPLL&quot;],&quot;itemData&quot;:{&quot;id&quot;:1421,&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a76x5wchx5"/><text:span text:style-name="T82">. </text:span><text:span text:style-name="T205">In contrast to the neutral model, niche-based models </text:span>predict that interactions between two species depend on their respective traits<text:span text:style-name="T205"> </text:span><text:reference-mark-start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GvTcayjiQj"/><text:span text:style-name="T170">(Rossberg </text:span><text:span text:style-name="T169">et al.</text:span><text:span text:style-name="T170"> 2010)</text:span><text:reference-mark-end text:name="ZOTERO_ITEM CSL_CITATION {&quot;citationID&quot;:&quot;VHX6VakG&quot;,&quot;properties&quot;:{&quot;formattedCitation&quot;:&quot;(Rossberg {\\i{}et al.} 2010)&quot;,&quot;plainCitation&quot;:&quot;(Rossberg et al. 2010)&quot;,&quot;noteIndex&quot;:0},&quot;citationItems&quot;:[{&quot;id&quot;:659,&quot;uris&quot;:[&quot;http://zotero.org/users/7057764/items/EKWXB5X3&quot;],&quot;itemData&quot;:{&quot;id&quot;:659,&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GvTcayjiQj"/>. <text:span text:style-name="T205">N</text:span><text:span text:style-name="T189">on-interactions driven by niche-based process</text:span><text:span text:style-name="T223">es</text:span><text:span text:style-name="T189"> are termed </text:span><text:span text:style-name="T213">functionally forbidden interactions</text:span><text:span text:style-name="T189">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A8KcB7Fvm"/><text:span text:style-name="T170">(Morales-Castilla </text:span><text:span text:style-name="T169">et al.</text:span><text:span text:style-name="T170">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A8KcB7Fvm"/><text:span text:style-name="T189">, and can be </text:span><text:span text:style-name="T205">predicted</text:span><text:span text:style-name="T189"> by </text:span><text:span text:style-name="T205">trait-based</text:span><text:span text:style-name="T189"> model</text:span><text:span text:style-name="T205">s</text:span><text:span text:style-name="T189">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w4fX4sKOBR"/><text:span text:style-name="T170">(Bartomeus </text:span><text:span text:style-name="T169">et al.</text:span><text:span text:style-name="T170"> 2016)</text:span><text:reference-mark-end text:name="ZOTERO_ITEM CSL_CITATION {&quot;citationID&quot;:&quot;f4Le2Q6E&quot;,&quot;properties&quot;:{&quot;formattedCitation&quot;:&quot;(Bartomeus {\\i{}et al.} 2016)&quot;,&quot;plainCitation&quot;:&quot;(Bartomeus et al. 2016)&quot;,&quot;noteIndex&quot;:0},&quot;citationItems&quot;:[{&quot;id&quot;:1336,&quot;uris&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w4fX4sKOBR"/><text:span text:style-name="T189">. </text:span><text:soft-page-break/>Phylogenetic relationships <text:span text:style-name="T216">also provide valuable</text:span> informati<text:span text:style-name="T216">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ZhnyNIacW8"/><text:span text:style-name="T170">(Gómez </text:span><text:span text:style-name="T169">et al.</text:span><text:span text:style-name="T170"> 2010; Stouffer </text:span><text:span text:style-name="T169">et al.</text:span><text:span text:style-name="T170">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2482,&quot;uris&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ZhnyNIacW8"/>. </text:p>
      <text:p text:style-name="P6"/>
      <text:p text:style-name="P10"><text:span text:style-name="T206">At the network level, </text:span>factors beyond those acting at the interaction level <text:span text:style-name="T190">(neutral and niche processes) </text:span><text:span text:style-name="T217">also constrain food webs</text:span><text:span text:style-name="T190">. </text:span>Firstly, local interactions are drawn from the pool of interactions at the regional scale, thus local food webs are constrained by the regional web of interactions, often referred to as the metaweb.<text:span text:style-name="T207"> Recently,</text:span><text:span text:style-name="T190">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3noggPiyFO"/><text:span text:style-name="T173">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3132,&quot;uris&quot;:[&quot;http://zotero.org/users/7057764/items/UBKMEJJA&quot;],&quot;itemData&quot;:{&quot;id&quot;:3132,&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3noggPiyFO"/><text:span text:style-name="T207"> </text:span><text:span text:style-name="T191">showed that </text:span><text:span text:style-name="T207">properties of</text:span><text:span text:style-name="T191"> food web</text:span><text:span text:style-name="T209">s</text:span><text:span text:style-name="T191"> emerge from the </text:span><text:span text:style-name="T209">metaweb</text:span><text:span text:style-name="T191">, suggesting that </text:span><text:span text:style-name="T209">the regional</text:span> food web structure is <text:span text:style-name="T238">the primary constraint on</text:span><text:span text:style-name="T217"> </text:span><text:span text:style-name="T209">local food web structure</text:span><text:span text:style-name="T191">. </text:span><text:span text:style-name="T209">Second</text:span><text:span text:style-name="T217">ly</text:span><text:span text:style-name="T207">, there </text:span><text:span text:style-name="T238">is</text:span><text:span text:style-name="T207"> evidence that</text:span><text:span text:style-name="T191"> </text:span><text:span text:style-name="T207">the </text:span><text:span text:style-name="T191">environment influence</text:span><text:span text:style-name="T217">s</text:span><text:span text:style-name="T191"> the local realization of food web</text:span><text:span text:style-name="T217">s</text:span><text:span text:style-name="T191">. For example, </text:span><text:span text:style-name="T207">primary</text:span><text:span text:style-name="T191"> productivity should </text:span><text:span text:style-name="T207">determine</text:span><text:span text:style-name="T191"> the number of trophic level</text:span><text:span text:style-name="T217">s</text:span><text:span text:style-name="T191"> </text:span><text:span text:style-name="T207">and </text:span><text:span text:style-name="T240">the </text:span><text:span text:style-name="T207">number of species at each trophic level </text:span><text:span text:style-name="T191">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9s8tGubuZG"/><text:span text:style-name="T191">(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4422,&quot;uris&quot;:[&quot;http://zotero.org/users/7057764/items/GSZC833K&quot;],&quot;itemData&quot;:{&quot;id&quot;:4422,&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9s8tGubuZG"/><text:span text:style-name="T191">. </text:span><text:span text:style-name="T217">Additionally, a</text:span><text:span text:style-name="T191">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PHSm57z39h"/><text:span text:style-name="T170">(Galiana </text:span><text:span text:style-name="T169">et al.</text:span><text:span text:style-name="T170"> 2018)</text:span><text:reference-mark-end text:name="ZOTERO_ITEM CSL_CITATION {&quot;citationID&quot;:&quot;BRYNDhT7&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PHSm57z39h"/><text:span text:style-name="T191">. </text:span><text:span text:style-name="T207">S</text:span><text:span text:style-name="T191">patial (e.g., habitat diversity) and temporal (e.g., seasonality) </text:span><text:span text:style-name="T217">factors are also</text:span><text:span text:style-name="T191">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NyTATJalkD"/><text:span text:style-name="T170">(McMeans </text:span><text:span text:style-name="T169">et al.</text:span><text:span text:style-name="T170"> 2015; Rooney </text:span><text:span text:style-name="T169">et al.</text:span><text:span text:style-name="T170">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4424,&quot;uris&quot;:[&quot;http://zotero.org/users/7057764/items/XUEUI5XE&quot;],&quot;itemData&quot;:{&quot;id&quot;:4424,&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NyTATJalkD"/><text:span text:style-name="T191">. For example, species occurring in the same habitat type or season will form highly connected module</text:span><text:span text:style-name="T240">s</text:span><text:span text:style-name="T191"> relative to species not present at the same time or space. </text:span><text:span text:style-name="T209">Finally</text:span><text:span text:style-name="T208">, </text:span><text:span text:style-name="T209">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PvBAyTgjrj"/><text:span text:style-name="T170">(Grilli </text:span><text:span text:style-name="T169">et al.</text:span><text:span text:style-name="T170"> 2017)</text:span><text:reference-mark-end text:name="ZOTERO_ITEM CSL_CITATION {&quot;citationID&quot;:&quot;rWur1jGF&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PvBAyTgjrj"/><text:span text:style-name="T209">. Theory predicts that for a food web to persist, it needs to lead to a feasible and stable equilibrium</text:span><text:span text:style-name="T191">. </text:span><text:span text:style-name="T209">In </text:span><text:span text:style-name="T217">short</text:span><text:span text:style-name="T209">, </text:span>food webs are a product of neutral and niche constraints acting at the level of interactions, as well as neutral, environmental, and dynamic constraints at the network level.</text:p>
      <text:p text:style-name="P6"/>
      <text:p text:style-name="P20">Trophic interactions and the food webs they form are central themes of my thesis, particularly in Chapters 1 and 2. In these chapters, I investigate the generality of trait relationships between <text:soft-page-break/>terrestrial vertebrate prey and predators. Additionally, in Chapter 2, I explore whether trait-based models of interactions predict food web properties, examining the importance of higher-level constraints (e.g., environmental and dynamic constraints) in structuring food webs. </text:p>
      <text:p text:style-name="P6"/>
      <text:h text:style-name="P29" text:outline-level="2"><text:bookmark-start text:name="__RefHeading___Toc138720_3552101809"/><text:span text:style-name="T225">Seasonal b</text:span>ird <text:span text:style-name="T225">movements</text:span><text:span text:style-name="T210"> and threats</text:span><text:bookmark-end text:name="__RefHeading___Toc138720_3552101809"/></text:h>
      <text:p text:style-name="P8">From the beginning, Hutchinson <text:span text:style-name="T226">highlighted</text:span> the importance of seasonality <text:span text:style-name="T226">(</text:span>i.e., the annual cycle of environmental <text:span text:style-name="T226">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2926,&quot;uris&quot;:[&quot;http://zotero.org/users/7057764/items/T5AQNHB6&quot;],&quot;itemData&quot;:{&quot;id&quot;:2926,&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vog01me5yt"/>(Hutchinson 1957, 1961)<text:reference-mark-end text:name="ZOTERO_ITEM CSL_CITATION {&quot;citationID&quot;:&quot;caDirxLB&quot;,&quot;properties&quot;:{&quot;formattedCitation&quot;:&quot;(Hutchinson 1957, 1961)&quot;,&quot;plainCitation&quot;:&quot;(Hutchinson 1957, 1961)&quot;,&quot;noteIndex&quot;:0},&quot;citationItems&quot;:[{&quot;id&quot;:4328,&quot;uris&quot;:[&quot;http://zotero.org/users/7057764/items/A22QJCMH&quot;],&quot;itemData&quot;:{&quot;id&quot;:4328,&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2926,&quot;uris&quot;:[&quot;http://zotero.org/users/7057764/items/T5AQNHB6&quot;],&quot;itemData&quot;:{&quot;id&quot;:2926,&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vog01me5yt"/>.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673,&quot;uris&quot;:[&quot;http://zotero.org/users/7057764/items/QQ7PTME6&quot;],&quot;itemData&quot;:{&quot;id&quot;:4673,&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tlIAPYZ7v1"/>(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673,&quot;uris&quot;:[&quot;http://zotero.org/users/7057764/items/QQ7PTME6&quot;],&quot;itemData&quot;:{&quot;id&quot;:4673,&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tlIAPYZ7v1"/>. This is partly due to the inherent complexity of reconciling the niche concept when both the environment and species' responses to it fluctuate over time. Adding to this complexity, migrating species <text:span text:style-name="T226">are moving</text:span> both <text:span text:style-name="T226">within climatic</text:span> and geographic space, dynamically <text:span text:style-name="T236">influencing</text:span> their <text:span text:style-name="T226">niches</text:span>. </text:p>
      <text:p text:style-name="P4"/>
      <text:p text:style-name="P10"><text:span text:style-name="T140">M</text:span><text:span text:style-name="T139">igration </text:span><text:span text:style-name="T140">is though</text:span><text:span text:style-name="T143">t</text:span><text:span text:style-name="T140"> to </text:span><text:span text:style-name="T139">have evolved in response</text:span><text:span text:style-name="T85"> to seasonality, </text:span><text:span text:style-name="T140">allowing species</text:span><text:span text:style-name="T85"> to</text:span><text:span text:style-name="T84"> maintain fidelity to </text:span><text:span text:style-name="T140">favo</text:span><text:span text:style-name="T145">u</text:span><text:span text:style-name="T140">rable </text:span><text:span text:style-name="T84">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87jRJ2zbVW"/><text:span text:style-name="T185">(Winger </text:span><text:span text:style-name="T169">et al.</text:span><text:span text:style-name="T170"> 2019)</text:span><text:reference-mark-end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87jRJ2zbVW"/><text:span text:style-name="T84">. </text:span><text:span text:style-name="T86">Unlike other adaptation</text:span><text:span text:style-name="T143">s</text:span><text:span text:style-name="T86"> </text:span><text:span text:style-name="T140">to seasonality</text:span><text:span text:style-name="T86"> such as hibernation or freeze tolerance, migration </text:span><text:span text:style-name="T140">allows species to maintain consistent</text:span><text:span text:style-name="T86"> thermal conditions throughout the year</text:span><text:span text:style-name="T140"> but comes </text:span><text:span text:style-name="T86">with movement costs</text:span><text:span text:style-name="T84">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CwdliSiEC"/><text:span text:style-name="T185">(G</text:span><text:span text:style-name="T170">ómez </text:span><text:span text:style-name="T169">et al.</text:span><text:span text:style-name="T170"> 2016; Nakazawa </text:span><text:span text:style-name="T169">et al.</text:span><text:span text:style-name="T170">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985,&quot;uris&quot;:[&quot;http://zotero.org/users/7057764/items/FDKLCCYI&quot;],&quot;itemData&quot;:{&quot;id&quot;:3985,&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4014,&quot;uris&quot;:[&quot;http://zotero.org/users/7057764/items/GK8AKP27&quot;],&quot;itemData&quot;:{&quot;id&quot;:4014,&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CwdliSiEC"/><text:span text:style-name="T84">.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PE3rGdRao0"/><text:span text:style-name="T84">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4021,&quot;uris&quot;:[&quot;http://zotero.org/users/7057764/items/9R6HC4EZ&quot;],&quot;itemData&quot;:{&quot;id&quot;:4021,&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PE3rGdRao0"/><text:span text:style-name="T84"> </text:span><text:span text:style-name="T140">showed</text:span><text:span text:style-name="T84"> that breeding and w</text:span><text:span text:style-name="T89">intering destinations </text:span><text:span text:style-name="T90">of migratory birds are optimized </text:span><text:span text:style-name="T89">to </text:span><text:span text:style-name="T91">avoid unfavo</text:span><text:span text:style-name="T93">u</text:span><text:span text:style-name="T91">rable climatic conditions</text:span><text:span text:style-name="T89">,</text:span><text:span text:style-name="T84"> competition, and minimize </text:span><text:span text:style-name="T140">travel distance</text:span><text:span text:style-name="T84">. </text:span><text:span text:style-name="T94">Therefore, </text:span><text:span text:style-name="T87">evidence suggests there is</text:span><text:span text:style-name="T84"> a fundamental trade-off between the movement within geographic and</text:span><text:span text:style-name="T92"> </text:span><text:span text:style-name="T95">climat</text:span><text:span text:style-name="T96">ic</text:span><text:span text:style-name="T95"> </text:span><text:span text:style-name="T84">niche space</text:span><text:span text:style-name="T140">s</text:span><text:span text:style-name="T84"> </text:span><text:span text:style-name="T174">(Gómez et al., 2016; Nakazawa et al., 2004), but it is poorly understood how the differences between species </text:span><text:span text:style-name="T175">alter</text:span><text:span text:style-name="T174"> the </text:span><text:span text:style-name="T176">balance</text:span><text:span text:style-name="T174"> of this trade-off. </text:span></text:p>
      <text:p text:style-name="P2"><text:soft-page-break/></text:p>
      <text:p text:style-name="P10"><text:span text:style-name="T177">Species' strategies for minimizing movement within their climatic niche space versus enduring variation in climatic conditions are </text:span><text:span text:style-name="T180">influenced</text:span><text:span text:style-name="T177">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wDkAIW7nm2"/><text:span text:style-name="T177">(Cohen &amp; Jetz 2022; McKinnon </text:span><text:span text:style-name="T169">et al.</text:span><text:span text:style-name="T170"> 2010; Zurell </text:span><text:span text:style-name="T169">et al.</text:span><text:span text:style-name="T170">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974,&quot;uris&quot;:[&quot;http://zotero.org/users/7057764/items/7JC7K2YR&quot;],&quot;itemData&quot;:{&quot;id&quot;:3974,&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4162,&quot;uris&quot;:[&quot;http://zotero.org/users/7057764/items/4RQ6ATS4&quot;],&quot;itemData&quot;:{&quot;id&quot;:4162,&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885,&quot;uris&quot;:[&quot;http://zotero.org/users/7057764/items/X8L2MRK2&quot;],&quot;itemData&quot;:{&quot;id&quot;:3885,&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wDkAIW7nm2"/><text:span text:style-name="T97">. For example, </text:span><text:span text:style-name="T103">larger species should be more likely to minimize travel distance as they usually need more energy to migrate</text:span><text:span text:style-name="T100"> </text:span><text:reference-mark-start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8tCaZd1TOn"/><text:span text:style-name="T100">(Watanabe 2016)</text:span><text:reference-mark-end text:name="ZOTERO_ITEM CSL_CITATION {&quot;citationID&quot;:&quot;GEtH8FqL&quot;,&quot;properties&quot;:{&quot;formattedCitation&quot;:&quot;(Watanabe 2016)&quot;,&quot;plainCitation&quot;:&quot;(Watanabe 2016)&quot;,&quot;noteIndex&quot;:0},&quot;citationItems&quot;:[{&quot;id&quot;:4115,&quot;uris&quot;:[&quot;http://zotero.org/users/7057764/items/8GM5SKVC&quot;],&quot;itemData&quot;:{&quot;id&quot;:4115,&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8tCaZd1TOn"/><text:span text:style-name="T100"> </text:span><text:span text:style-name="T103">and </text:span><text:span text:style-name="T99">can </text:span><text:span text:style-name="T101">tolerate</text:span><text:span text:style-name="T103"> </text:span><text:span text:style-name="T88">colder</text:span><text:span text:style-name="T103"> temperature</text:span><text:span text:style-name="T102">s</text:span><text:span text:style-name="T103"> </text:span><text:reference-mark-start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tr6IhU7iso"/><text:span text:style-name="T178">(Blackburn </text:span><text:span text:style-name="T169">et al.</text:span><text:span text:style-name="T170"> 1999)</text:span><text:reference-mark-end text:name="ZOTERO_ITEM CSL_CITATION {&quot;citationID&quot;:&quot;3Z14Og8m&quot;,&quot;properties&quot;:{&quot;formattedCitation&quot;:&quot;(Blackburn {\\i{}et al.} 1999)&quot;,&quot;plainCitation&quot;:&quot;(Blackburn et al. 1999)&quot;,&quot;noteIndex&quot;:0},&quot;citationItems&quot;:[{&quot;id&quot;:4086,&quot;uris&quot;:[&quot;http://zotero.org/users/7057764/items/JV6ULCUA&quot;],&quot;itemData&quot;:{&quot;id&quot;:4086,&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tr6IhU7iso"/><text:span text:style-name="T103">. Similarly, species with a flexible diet, like the Northern cardinal (</text:span><text:span text:style-name="T114">Cardinalis cardinalis)</text:span><text:span text:style-name="T115">, wh</text:span><text:span text:style-name="T117">ich</text:span><text:span text:style-name="T115"> switch</text:span><text:span text:style-name="T117">es</text:span><text:span text:style-name="T115"> from feeding on insect</text:span><text:span text:style-name="T117">s</text:span><text:span text:style-name="T115"> and berries in summer to a mainly granivor</text:span><text:span text:style-name="T117">ous</text:span><text:span text:style-name="T115"> diet in winter </text:span><text:reference-mark-start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DR9PdIezEC"/><text:span text:style-name="T116">(Gill 2007)</text:span><text:reference-mark-end text:name="ZOTERO_ITEM CSL_CITATION {&quot;citationID&quot;:&quot;q3Gk9xrP&quot;,&quot;properties&quot;:{&quot;formattedCitation&quot;:&quot;(Gill 2007)&quot;,&quot;plainCitation&quot;:&quot;(Gill 2007)&quot;,&quot;noteIndex&quot;:0},&quot;citationItems&quot;:[{&quot;id&quot;:4107,&quot;uris&quot;:[&quot;http://zotero.org/users/7057764/items/7T5LU289&quot;],&quot;itemData&quot;:{&quot;id&quot;:4107,&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DR9PdIezEC"/><text:span text:style-name="T115">, are less likely to migrate to track resources.</text:span><text:span text:style-name="T97"> </text:span><text:span text:style-name="T193">While </text:span><text:span text:style-name="T192">these examples </text:span><text:span text:style-name="T197">illustrate</text:span><text:span text:style-name="T192"> </text:span><text:span text:style-name="T194">how certain traits explain why some birds</text:span><text:span text:style-name="T192"> </text:span><text:span text:style-name="T194">favour movement </text:span><text:span text:style-name="T196">within climatic space over movement in geographic space</text:span><text:span text:style-name="T192">, we are </text:span><text:span text:style-name="T196">still </text:span><text:span text:style-name="T192">lacking evidence </text:span><text:span text:style-name="T194">for </text:span><text:span text:style-name="T195">the influence of </text:span><text:span text:style-name="T194">other </text:span><text:span text:style-name="T192">traits. </text:span></text:p>
      <text:p text:style-name="P5"/>
      <text:p text:style-name="P9"><text:span text:style-name="T109">Understanding how migratory species interact within their niches is crucial as m</text:span><text:span text:style-name="T98">igratory species are facing significant declines worldwide</text:span><text:span text:style-name="T106">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4442,&quot;uris&quot;:[&quot;http://zotero.org/users/7057764/items/66UACYSV&quot;],&quot;itemData&quot;:{&quot;id&quot;:444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4444,&quot;uris&quot;:[&quot;http://zotero.org/users/7057764/items/86QFT3IP&quot;],&quot;itemData&quot;:{&quot;id&quot;:4444,&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rKo8DKjCBb"/><text:span text:style-name="T179">(Bairlein 2016; Studds </text:span><text:span text:style-name="T169">et al.</text:span><text:span text:style-name="T170">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4442,&quot;uris&quot;:[&quot;http://zotero.org/users/7057764/items/66UACYSV&quot;],&quot;itemData&quot;:{&quot;id&quot;:444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4444,&quot;uris&quot;:[&quot;http://zotero.org/users/7057764/items/86QFT3IP&quot;],&quot;itemData&quot;:{&quot;id&quot;:4444,&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rKo8DKjCBb"/><text:span text:style-name="T106">. </text:span><text:span text:style-name="T110">In North America</text:span><text:span text:style-name="T107">, </text:span><text:span text:style-name="T106">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308,&quot;uris&quot;:[&quot;http://zotero.org/groups/2735399/items/WFI4AVFJ&quot;],&quot;itemData&quot;:{&quot;id&quot;:2308,&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THYwZyX4Oa"/><text:span text:style-name="T181">(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308,&quot;uris&quot;:[&quot;http://zotero.org/groups/2735399/items/WFI4AVFJ&quot;],&quot;itemData&quot;:{&quot;id&quot;:2308,&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THYwZyX4Oa"/><text:span text:style-name="T106"> estimated </text:span><text:span text:style-name="T107">a 29% decrease </text:span><text:span text:style-name="T110">in</text:span><text:span text:style-name="T107"> bird </text:span><text:span text:style-name="T106">abundance between 1970 and 2019</text:span><text:span text:style-name="T108">. </text:span><text:span text:style-name="T106">To </text:span><text:span text:style-name="T107">mitigate</text:span><text:span text:style-name="T106"> this decline, we need a </text:span><text:span text:style-name="T103">comprehensive understanding of </text:span><text:span text:style-name="T104">bird ecology and stressors </text:span><text:span text:style-name="T106">over </text:span><text:span text:style-name="T103">the</text:span><text:span text:style-name="T104">ir</text:span><text:span text:style-name="T106"> full annual cycle and protect the</text:span><text:span text:style-name="T103">ir</text:span><text:span text:style-name="T106">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x09gbzq0xO"/><text:span text:style-name="T179">(Marra </text:span><text:span text:style-name="T169">et al.</text:span><text:span text:style-name="T170"> 2015; Xu </text:span><text:span text:style-name="T169">et al.</text:span><text:span text:style-name="T170">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x09gbzq0xO"/><text:span text:style-name="T106">. </text:span><text:span text:style-name="T103">S</text:span><text:span text:style-name="T106">tressors</text:span><text:span text:style-name="T118"> </text:span><text:span text:style-name="T119">impacting</text:span><text:span text:style-name="T118"> </text:span><text:span text:style-name="T120">individuals in one season can</text:span><text:span text:style-name="T118"> carry over to affect </text:span><text:span text:style-name="T121">the survival and reproductive success</text:span><text:span text:style-name="T118"> </text:span><text:span text:style-name="T122">in</text:span><text:span text:style-name="T118">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4441,&quot;uris&quot;:[&quot;http://zotero.org/users/7057764/items/WPPEY2NV&quot;],&quot;itemData&quot;:{&quot;id&quot;:4441,&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4440,&quot;uris&quot;:[&quot;http://zotero.org/users/7057764/items/5GY7Q8JK&quot;],&quot;itemData&quot;:{&quot;id&quot;:4440,&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zFj6iRzPfA"/><text:span text:style-name="T182">(Norris </text:span><text:span text:style-name="T169">et al.</text:span><text:span text:style-name="T170"> 2004; Reudink </text:span><text:span text:style-name="T169">et al.</text:span><text:span text:style-name="T170">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4441,&quot;uris&quot;:[&quot;http://zotero.org/users/7057764/items/WPPEY2NV&quot;],&quot;itemData&quot;:{&quot;id&quot;:4441,&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4440,&quot;uris&quot;:[&quot;http://zotero.org/users/7057764/items/5GY7Q8JK&quot;],&quot;itemData&quot;:{&quot;id&quot;:4440,&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zFj6iRzPfA"/><text:span text:style-name="T118">. </text:span><text:span text:style-name="T120">Despite the importance of a year-round understanding</text:span><text:span text:style-name="T108">, most studies </text:span><text:span text:style-name="T106">historically </text:span><text:span text:style-name="T108">focus</text:span><text:span text:style-name="T106">ed</text:span><text:span text:style-name="T108"> on </text:span><text:span text:style-name="T106">a single</text:span><text:span text:style-name="T108">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LdATTOyG48"/><text:span text:style-name="T179">(Marra </text:span><text:span text:style-name="T169">et al.</text:span><text:span text:style-name="T170"> 2015)</text:span><text:reference-mark-end text:name="ZOTERO_ITEM CSL_CITATION {&quot;citationID&quot;:&quot;9qDsy3Tl&quot;,&quot;properties&quot;:{&quot;formattedCitation&quot;:&quot;(Marra {\\i{}et al.} 2015)&quot;,&quot;plainCitation&quot;:&quot;(Marra et al. 2015)&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LdATTOyG48"/><text:span text:style-name="T108">. </text:span></text:p>
      <text:p text:style-name="P3"/>
      <text:p text:style-name="P9"><text:span text:style-name="T103">As migratory birds change their ranges between seasons, so </text:span><text:span text:style-name="T112">do</text:span><text:span text:style-name="T103"> the level of protection and the threats they </text:span><text:span text:style-name="T104">experience</text:span><text:span text:style-name="T103">. Runge et al. (2015) showed that globally, </text:span><text:span text:style-name="T218">only</text:span> 9% of 1451 migratory <text:soft-page-break/>birds are adequately covered by protected areas across all stages of their annual cycle, <text:span text:style-name="T219">compared </text:span>with 45% <text:span text:style-name="T219">for</text:span> nonmigratory birds. <text:span text:style-name="T103">Most Important Bird and Biodiversity Areas, which serve as </text:span><text:span text:style-name="T105">the</text:span><text:span text:style-name="T103"> basis for bird </text:span><text:span text:style-name="T113">area</text:span><text:span text:style-name="T103">-based </text:span><text:span text:style-name="T113">conservation</text:span><text:span text:style-name="T103"> worldwide, are identified in the bird’s breeding distributions. </text:span><text:span text:style-name="T105">Therefore, it is not surprising that </text:span><text:span text:style-name="T103">protection of migrating routes </text:span><text:span text:style-name="T112">is</text:span><text:span text:style-name="T103"> </text:span><text:span text:style-name="T105">often</text:span><text:span text:style-name="T103"> incompletely protected. Yet, the importance of adequate protection of the entire migratory network has been demonstrated and proposed as key </text:span><text:span text:style-name="T105">in</text:span><text:span text:style-name="T103"> slow</text:span><text:span text:style-name="T105">ing</text:span><text:span text:style-name="T103">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8,&quot;uris&quot;:[&quot;http://zotero.org/users/7057764/items/LCYITLRR&quot;],&quot;itemData&quot;:{&quot;id&quot;:4438,&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4436,&quot;uris&quot;:[&quot;http://zotero.org/users/7057764/items/X7Z3NKLR&quot;],&quot;itemData&quot;:{&quot;id&quot;:4436,&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ANNzrCW9MR"/><text:span text:style-name="T178">(Marra </text:span><text:span text:style-name="T169">et al.</text:span><text:span text:style-name="T170"> 2015; Runge </text:span><text:span text:style-name="T169">et al.</text:span><text:span text:style-name="T170"> 2015; Wilcove &amp; Wikelski 2008; Xu </text:span><text:span text:style-name="T169">et al.</text:span><text:span text:style-name="T170"> 2020; Zhang </text:span><text:span text:style-name="T169">et al.</text:span><text:span text:style-name="T170">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4024,&quot;uris&quot;:[&quot;http://zotero.org/users/7057764/items/9G2I5CVC&quot;],&quot;itemData&quot;:{&quot;id&quot;:4024,&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4438,&quot;uris&quot;:[&quot;http://zotero.org/users/7057764/items/LCYITLRR&quot;],&quot;itemData&quot;:{&quot;id&quot;:4438,&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4427,&quot;uris&quot;:[&quot;http://zotero.org/users/7057764/items/7DXI54Y2&quot;],&quot;itemData&quot;:{&quot;id&quot;:4427,&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4439,&quot;uris&quot;:[&quot;http://zotero.org/users/7057764/items/8AYUZBDG&quot;],&quot;itemData&quot;:{&quot;id&quot;:4439,&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4436,&quot;uris&quot;:[&quot;http://zotero.org/users/7057764/items/X7Z3NKLR&quot;],&quot;itemData&quot;:{&quot;id&quot;:4436,&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ANNzrCW9MR"/><text:span text:style-name="T103">. Birds also experience different level</text:span><text:span text:style-name="T111">s</text:span><text:span text:style-name="T103">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938,&quot;uris&quot;:[&quot;http://zotero.org/users/7057764/items/32A5TFNB&quot;],&quot;itemData&quot;:{&quot;id&quot;:3938,&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2tq6QEMpeO"/><text:span text:style-name="T178">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938,&quot;uris&quot;:[&quot;http://zotero.org/users/7057764/items/32A5TFNB&quot;],&quot;itemData&quot;:{&quot;id&quot;:3938,&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2tq6QEMpeO"/><text:span text:style-name="T210"> recently showed that exposure to </text:span>air pollution <text:span text:style-name="T238">varies</text:span><text:span text:style-name="T210"> between seasons for </text:span><text:span text:style-name="T240">the </text:span><text:span text:style-name="T210">world’s nocturnally migrating birds and that this exposure will also change differently among seasons in the future. </text:span><text:span text:style-name="T236">Therefore, c</text:span><text:span text:style-name="T210">onservation </text:span><text:span text:style-name="T236">outcomes depend on </text:span><text:span text:style-name="T210">a deeper understanding of the level of protection and threats among bird species and how they are associated with the observed trends in abundance.</text:span></text:p>
      <text:p text:style-name="P8"/>
      <text:p text:style-name="P22">In my thesis, seasonality is <text:span text:style-name="T241">central</text:span> <text:span text:style-name="T241">to</text:span> Chapter 3, <text:span text:style-name="T241">where I ask how traits influence the seasonal movements of birds in geographic and climatic spaces, and Chapter 4, where I </text:span>investigate the impact of human activities and the level of protection during different seasons on species trends. By examining these <text:span text:style-name="T227">temporal</text:span> dynamics, I aim to provide a deeper understanding of how <text:span text:style-name="T227">seasonality influence</text:span><text:span text:style-name="T240">s</text:span><text:span text:style-name="T227"> </text:span><text:span text:style-name="T238">the </text:span><text:span text:style-name="T227">niche </text:span><text:span text:style-name="T241">and biogeography </text:span><text:span text:style-name="T236">of </text:span><text:span text:style-name="T227">migratory species and highlight the importance of considering the full annual cycle of species in maintaining diversity</text:span>.</text:p>
      <text:h text:style-name="P32" text:outline-level="2"><text:soft-page-break/></text:h>
      <text:h text:style-name="P30" text:outline-level="2"><text:bookmark-start text:name="__RefHeading___Toc138722_3552101809"/>Objectives<text:bookmark-end text:name="__RefHeading___Toc138722_3552101809"/></text:h>
      <text:p text:style-name="P8"><text:span text:style-name="T229">T</text:span><text:span text:style-name="T228">he overarching objective of </text:span><text:span text:style-name="T231">my</text:span><text:span text:style-name="T228"> thesis is to uncover generalities regarding how species traits </text:span><text:span text:style-name="T230">explain</text:span> ecological processes <text:span text:style-name="T233">like predator-prey interactions and seasonal movements among terrestrial vertebrates</text:span><text:span text:style-name="T228">. </text:span><text:span text:style-name="T230">T</text:span><text:span text:style-name="T228">his research aims to </text:span><text:span text:style-name="T230">better understand</text:span><text:span text:style-name="T228"> fundamental principles governing </text:span><text:span text:style-name="T230">the</text:span><text:span text:style-name="T228"> </text:span><text:span text:style-name="T230">biogeography of food webs and the seasonal rearrangement of species and traits</text:span><text:span text:style-name="T228">. The central </text:span><text:span text:style-name="T79">hypothesis guiding this work is that species traits play a critical role in shaping ecological niches, ultimately influencing the distribution, abundance, and persistence of species.</text:span></text:p>
      <text:p text:style-name="P18"/>
      <text:p text:style-name="P17"><text:span text:style-name="T231">Each chapter of this thesis contributes to a deeper understanding of the relationships between species traits and ecological </text:span><text:span text:style-name="T230">processes</text:span><text:span text:style-name="T231">. </text:span><text:span text:style-name="T232">S</text:span><text:span text:style-name="T187">pecifically, I expect that predator-prey interactions </text:span><text:span text:style-name="T188">among terrestrial vertebrates </text:span><text:span text:style-name="T187">are explained by traits (Ch</text:span><text:span text:style-name="T188">apter </text:span><text:span text:style-name="T187">1) and that this relationship is strong </text:span><text:span text:style-name="T188">and general </text:span><text:span text:style-name="T187">enough to be used to extrapolate to other ecosystems (Ch</text:span><text:span text:style-name="T188">apter</text:span><text:span text:style-name="T187"> 2). I expect that bird traits </text:span><text:span text:style-name="T188">(</text:span><text:span text:style-name="T187">e.g., </text:span><text:span text:style-name="T188">body mass, hand-wing index, and diet)</text:span><text:span text:style-name="T187"> explain some aspects of migratory behavio</text:span><text:span text:style-name="T188">u</text:span><text:span text:style-name="T187">r influenc</text:span><text:span text:style-name="T188">ing</text:span><text:span text:style-name="T187"> seasonal </text:span><text:span text:style-name="T188">distributions</text:span><text:span text:style-name="T187"> </text:span><text:span text:style-name="T188">of species and traits </text:span><text:span text:style-name="T187">(Ch</text:span><text:span text:style-name="T188">apter</text:span><text:span text:style-name="T187"> 3). </text:span><text:span text:style-name="T188">Finally,</text:span><text:span text:style-name="T187"> I expect similar traits to be useful for not only explaining large-scale migratory patterns but also why bird populations are declining </text:span><text:span text:style-name="T188">(Chapter 4)</text:span><text:span text:style-name="T187">. </text:span></text:p>
      <text:p text:style-name="P25"/>
      <text:p text:style-name="P8">By integrating concepts of ecological niche, species traits, biogeography, trophic interactions, and seasonality, this thesis seeks to advance our knowledge of <text:span text:style-name="T234">the </text:span><text:span text:style-name="T125">mechanisms shaping ecological communities, </text:span><text:span text:style-name="T132">provide tools to fill knowledge gaps on species interactions,</text:span> and inform conservation efforts in <text:span text:style-name="T240">the</text:span><text:span text:style-name="T233"> context of changing seasonal dynamics</text:span>.</text:p>
      <text:h text:style-name="P31" text:outline-level="2"><text:bookmark-start text:name="__RefHeading___Toc138724_3552101809"/>Literature cited<text:bookmark-end text:name="__RefHeading___Toc138724_3552101809"/></text:h>
      <text:p text:style-name="P23">Allesina, S. &amp; Tang, S. (2015). The stability–complexity relationship at age 40: a random matrix perspective. <text:span text:style-name="T211">Population Ecology</text:span>, 57, 63–75.</text:p>
      <text:p text:style-name="P23">Araújo, M.B. &amp; Guisan, A. (2006). Five (or so) challenges for species distribution modelling. <text:span text:style-name="T211">J Biogeography</text:span>, 33, 1677–1688.</text:p>
      <text:p text:style-name="P23">Araújo, M.B. &amp; Rozenfeld, A. (2014). The geographic scaling of biotic interactions. <text:span text:style-name="T211">Ecography</text:span>, 37, 406–415.</text:p>
      <text:p text:style-name="P23">Bairlein, F. (2016). Migratory birds under threat. <text:span text:style-name="T211">Science</text:span>, 354, 547–548.</text:p>
      <text:p text:style-name="P23">Baiser, B., Gotelli, N.J., Buckley, H.L., Miller, T.E. &amp; Ellison, A.M. (2012). Geographic variation in network structure of a nearctic aquatic food web: Network structure in an aquatic food web. <text:span text:style-name="T211">Global Ecology and Biogeography</text:span>, 21, 579–591.</text:p>
      <text:p text:style-name="P23">Baiser, B., Gravel, D., Cirtwill, A.R., Dunne, J.A., Fahimipour, A.K., Gilarranz, L.J., <text:span text:style-name="T211">et al.</text:span> (2019). Ecogeographical rules and the macroecology of food webs. <text:span text:style-name="T211">Global Ecology and Biogeography</text:span>, 28, 1204–1218.</text:p>
      <text:p text:style-name="P23">Bartomeus, I., Gravel, D., Tylianakis, J.M., Aizen, M.A., Dickie, I.A. &amp; Bernard‐Verdier, M. (2016). A common framework for identifying linkage rules across different types of interactions. <text:span text:style-name="T211">Functional Ecology</text:span>, 30, 1894–1903.</text:p>
      <text:p text:style-name="P23">Bell, G. &amp; Schluter, A.E.D. (2000). The Distribution of Abundance in Neutral Communities. <text:span text:style-name="T211">The American Naturalist</text:span>, 155, 606–617.</text:p>
      <text:p text:style-name="P23">Belmaker, J., Zarnetske, P., Tuanmu, M.-N., Zonneveld, S., Record, S., Strecker, A., <text:span text:style-name="T211">et al.</text:span> (2015). Empirical evidence for the scale dependence of biotic interactions. <text:span text:style-name="T211">Global Ecology and Biogeography</text:span>, 24, 750–761.</text:p>
      <text:p text:style-name="P23">Bergmann, C. (1848). <text:span text:style-name="T211">Über die Verhältnisse der Wärmeökonomie der Thiere zu ihrer Grösse</text:span>. Vandenhoeck und Ruprecht.</text:p>
      <text:p text:style-name="P23">Blackburn, T.M., Gaston, K.J. &amp; Loder, N. (1999). Geographic gradients in body size: a clarification of Bergmann’s rule. <text:span text:style-name="T211">Diversity and Distributions</text:span>, 5, 165–174.</text:p>
      <text:p text:style-name="P23">Blanchet, F.G., Cazelles, K. &amp; Gravel, D. (2020). Co-occurrence is not evidence of ecological interactions. <text:span text:style-name="T211">Ecology Letters</text:span>, 23, 1050–1063.</text:p>
      <text:p text:style-name="P23">Booth, T.H., Nix, H.A., Hutchinson, M.F. &amp; Jovanic, T. (1988). Niche analysis and tree species introduction. <text:span text:style-name="T211">Forest Ecology and Management</text:span>, 23, 47–59.</text:p>
      <text:p text:style-name="P23">Brousseau, P.-M., Gravel, D. &amp; Handa, I.T. (2018). Trait matching and phylogeny as predictors of predator–prey interactions involving ground beetles. <text:span text:style-name="T211">Functional Ecology</text:span>, 32, 192–202.</text:p>
      <text:p text:style-name="P23">Cameron, E.K., Sundqvist, M.K., Keith, S.A., CaraDonna, P.J., Mousing, E.A., Nilsson, K.A., <text:span text:style-name="T211">et al.</text:span> (2019). Uneven global distribution of food web studies under climate change. <text:span text:style-name="T211">Ecosphere</text:span>, 10, e02645.</text:p>
      <text:p text:style-name="P23">Canard, E., Mouquet, N., Marescot, L., Gaston, K.J., Gravel, D. &amp; Mouillot, D. (2012). Emergence of Structural Patterns in Neutral Trophic Networks. <text:span text:style-name="T211">PLOS ONE</text:span>, 7, e38295.</text:p>
      <text:p text:style-name="P23">Canard, E.F., Mouquet, N., Mouillot, D., Stanko, M., Miklisova, D. &amp; Gravel, D. (2014). Empirical Evaluation of Neutral Interactions in Host-Parasite Networks. <text:span text:style-name="T211">The American Naturalist</text:span>, 183, 468–479.</text:p>
      <text:p text:style-name="P23">Chacoff, N.P., Vázquez, D.P., Lomáscolo, S.B., Stevani, E.L., Dorado, J. &amp; Padrón, B. (2012). Evaluating sampling completeness in a desert plant–pollinator network. <text:span text:style-name="T211">Journal of Animal Ecology</text:span>, 81, 190–200.</text:p>
      <text:p text:style-name="P23">Chase, J.M. &amp; Leibold, M.A. (2003). <text:span text:style-name="T211">Ecological Niches: Linking Classical and Contemporary Approaches</text:span>. University of Chicago Press.</text:p>
      <text:p text:style-name="P23"><text:soft-page-break/>Chesson, P. (2000). Mechanisms of Maintenance of Species Diversity. <text:span text:style-name="T211">Annual Review of Ecology and Systematics</text:span>, 31, 343–366.</text:p>
      <text:p text:style-name="P23">Cirtwill, A.R., Dalla Riva, G.V., Gaiarsa, M.P., Bimler, M.D., Cagua, E.F., Coux, C., <text:span text:style-name="T211">et al.</text:span> (2018). A review of species role concepts in food webs. <text:span text:style-name="T211">Food Webs</text:span>, 16, e00093.</text:p>
      <text:p text:style-name="P23">Cohen, J. &amp; Jetz, W. (2022). <text:span text:style-name="T211">Diverse strategies for tracking seasonal environmental niches at hemispheric scale</text:span> (preprint). Ecology.</text:p>
      <text:p text:style-name="P23">Delmas, E., Besson, M., Brice, M.-H., Burkle, L.A., Riva, G.V.D., Fortin, M.-J., <text:span text:style-name="T211">et al.</text:span> (2019). Analysing ecological networks of species interactions. <text:span text:style-name="T211">Biological Reviews</text:span>, 94, 16–36.</text:p>
      <text:p text:style-name="P23">Eklöf, A. &amp; Ebenman, B. (2006). Species loss and secondary extinctions in simple and complex model communities. <text:span text:style-name="T211">Journal of Animal Ecology</text:span>, 75, 239–246.</text:p>
      <text:p text:style-name="P23">Elith, J. &amp; Leathwick, J.R. (2009). Species Distribution Models: Ecological Explanation and Prediction Across Space and Time. <text:span text:style-name="T211">Annual Review of Ecology, Evolution, and Systematics</text:span>, 40, 677–697.</text:p>
      <text:p text:style-name="P23">Elton, C.S. (1927). <text:span text:style-name="T211">Animal ecology</text:span>. Macmillan Co., New York.</text:p>
      <text:p text:style-name="P23">Engler, R. &amp; Guisan, A. (2009). MigClim: Predicting plant distribution and dispersal in a changing climate. <text:span text:style-name="T211">Diversity and Distributions</text:span>, 15, 590–601.</text:p>
      <text:p text:style-name="P23">Funk, J.L., Larson, J.E., Ames, G.M., Butterfield, B.J., Cavender-Bares, J., Firn, J., <text:span text:style-name="T211">et al.</text:span> (2017). Revisiting the Holy Grail: using plant functional traits to understand ecological processes. <text:span text:style-name="T211">Biological Reviews</text:span>, 92, 1156–1173.</text:p>
      <text:p text:style-name="P23">Galiana, N., Barros, C., Braga, J., Ficetola, G.F., Maiorano, L., Thuiller, W., <text:span text:style-name="T211">et al.</text:span> (2021). The spatial scaling of food web structure across European biogeographical regions. <text:span text:style-name="T211">Ecography</text:span>, 44, 653–664.</text:p>
      <text:p text:style-name="P23">Galiana, N., Lurgi, M., Claramunt-López, B., Fortin, M.-J., Leroux, S., Cazelles, K., <text:span text:style-name="T211">et al.</text:span> (2018). The spatial scaling of species interaction networks. <text:span text:style-name="T211">Nat Ecol Evol</text:span>, 2, 782–790.</text:p>
      <text:p text:style-name="P23">Gause, G.F. (1934). Experimental Analysis of Vito Volterra’s Mathematical Theory of the Struggle for Existence. <text:span text:style-name="T211">Science</text:span>, 79, 16–17.</text:p>
      <text:p text:style-name="P23">Gill, F.B. (2007). <text:span text:style-name="T211">Ornithology</text:span>. 3rd ed. W.H. Freeman, New York.</text:p>
      <text:p text:style-name="P23">Godsoe, W., Jankowski, J., Holt, R.D. &amp; Gravel, D. (2017). Integrating Biogeography with Contemporary Niche Theory. <text:span text:style-name="T211">Trends in Ecology &amp; Evolution</text:span>, 32, 488–499.</text:p>
      <text:p text:style-name="P23">Gómez, C., Tenorio, E.A., Montoya, P. &amp; Cadena, C.D. (2016). Niche-tracking migrants and niche-switching residents: evolution of climatic niches in New World warblers (Parulidae). <text:span text:style-name="T211">Proceedings of the Royal Society B: Biological Sciences</text:span>, 283, 20152458.</text:p>
      <text:p text:style-name="P23">Gómez, J.M., Verdú, M. &amp; Perfectti, F. (2010). Ecological interactions are evolutionarily conserved across the entire tree of life. <text:span text:style-name="T211">Nature</text:span>, 465, 918–921.</text:p>
      <text:p text:style-name="P23">Gounand, I., Harvey, E., Little, C.J. &amp; Altermatt, F. (2018). Meta-Ecosystems 2.0: Rooting the Theory into the Field. <text:span text:style-name="T211">Trends in Ecology &amp; Evolution</text:span>, 33, 36–46.</text:p>
      <text:p text:style-name="P23">Gravel, D., Baiser, B., Dunne, J.A., Kopelke, J.-P., Martinez, N.D., Nyman, T., <text:span text:style-name="T211">et al.</text:span> (2019). Bringing Elton and Grinnell together: a quantitative framework to represent the biogeography of ecological interaction networks. <text:span text:style-name="T211">Ecography</text:span>, 42, 401–415.</text:p>
      <text:p text:style-name="P23">Gravel, D., Canham, C.D., Beaudet, M. &amp; Messier, C. (2006). Reconciling niche and neutrality: the continuum hypothesis. <text:span text:style-name="T211">Ecology Letters</text:span>, 9, 399–409.</text:p>
      <text:p text:style-name="P23">Gravel, D., Massol, F., Canard, E., Mouillot, D. &amp; Mouquet, N. (2011). Trophic theory of island biogeography. <text:span text:style-name="T211">Ecology Letters</text:span>, 14, 1010–1016.</text:p>
      <text:p text:style-name="P23">Gravel, D., Poisot, T., Albouy, C., Velez, L. &amp; Mouillot, D. (2013). Inferring food web structure from predator-prey body size relationships. <text:span text:style-name="T211">Methods Ecol Evol</text:span>, 4, 1083–1090.</text:p>
      <text:p text:style-name="P23"><text:soft-page-break/>Griffin-Nolan, R.J., Bushey, J.A., Carroll, C.J.W., Challis, A., Chieppa, J., Garbowski, M., <text:span text:style-name="T211">et al.</text:span> (2018). Trait selection and community weighting are key to understanding ecosystem responses to changing precipitation regimes. <text:span text:style-name="T211">Functional Ecology</text:span>, 32, 1746–1756.</text:p>
      <text:p text:style-name="P23">Grilli, J., Adorisio, M., Suweis, S., Barabás, G., Banavar, J.R., Allesina, S., <text:span text:style-name="T211">et al.</text:span> (2017). Feasibility and coexistence of large ecological communities. <text:span text:style-name="T211">Nat Commun</text:span>, 8, 14389.</text:p>
      <text:p text:style-name="P23">Grinnell, J. (1917). The Niche-Relationships of the California Thrasher. <text:span text:style-name="T211">The Auk</text:span>, 34, 427–433.</text:p>
      <text:p text:style-name="P23">Guisan, A., Tingley, R., Baumgartner, J.B., Naujokaitis-Lewis, I., Sutcliffe, P.R., Tulloch, A.I.T., <text:span text:style-name="T211">et al.</text:span> (2013). Predicting species distributions for conservation decisions. <text:span text:style-name="T211">Ecology Letters</text:span>, 16, 1424–1435.</text:p>
      <text:p text:style-name="P23">Guisan, A. &amp; Zimmermann, N.E. (2000). Predictive habitat distribution models in ecology. <text:span text:style-name="T211">Ecological Modelling</text:span>, 135, 147–186.</text:p>
      <text:p text:style-name="P23">Harvey, E., Gounand, I., Ward, C.L. &amp; Altermatt, F. (2017). Bridging ecology and conservation: from ecological networks to ecosystem function. <text:span text:style-name="T211">Journal of Applied Ecology</text:span>, 54, 371–379.</text:p>
      <text:p text:style-name="P23">Hillebrand, H. (2004). On the Generality of the Latitudinal Diversity Gradient. <text:span text:style-name="T211">The American Naturalist</text:span>, 163, 192–211.</text:p>
      <text:p text:style-name="P23">Holt, B.G., Lessard, J.-P., Borregaard, M.K., Fritz, S.A., Araújo, M.B., Dimitrov, D., <text:span text:style-name="T211">et al.</text:span> (2013). An Update of Wallace’s Zoogeographic Regions of the World. <text:span text:style-name="T211">Science</text:span>, 339, 74–78.</text:p>
      <text:p text:style-name="P23">Holt, R.D. (2009). Bringing the Hutchinsonian niche into the 21st century: Ecological and evolutionary perspectives. <text:span text:style-name="T211">PNAS</text:span>, 106, 19659–19665.</text:p>
      <text:p text:style-name="P23">Hortal, J., de Bello, F., Diniz-Filho, J.A.F., Lewinsohn, T.M., Lobo, J.M. &amp; Ladle, R.J. (2015). Seven Shortfalls that Beset Large-Scale Knowledge of Biodiversity. <text:span text:style-name="T211">Annu. Rev. Ecol. Evol. Syst.</text:span>, 46, 523–549.</text:p>
      <text:p text:style-name="P23">Houlahan, J.E., McKinney, S.T., Anderson, T.M. &amp; McGill, B.J. (2017). The priority of prediction in ecological understanding. <text:span text:style-name="T211">Oikos</text:span>, 126, 1–7.</text:p>
      <text:p text:style-name="P23">Hubbell, S.P. (2001). <text:span text:style-name="T211">The unified neutral theory of biodiversity and biogeography</text:span>. Monographs in population biology. Princeton University Press, Princeton.</text:p>
      <text:p text:style-name="P23">Humboldt, A. von, Bonpland, A., Jackson, S.T. &amp; Romanowski, S. (2008). <text:span text:style-name="T211">Essay on the geography of plants</text:span>. University of Chicago Press, Chicago.</text:p>
      <text:p text:style-name="P23">Hutchinson, G.E. (1957). Concluding Remarks. <text:span text:style-name="T211">Cold Spring Harbor Symposia on Quantitative Biology</text:span>, 22, 415–427.</text:p>
      <text:p text:style-name="P23">Hutchinson, G.E. (1961). The Paradox of the Plankton. <text:span text:style-name="T211">The American Naturalist</text:span>, 95, 137–145.</text:p>
      <text:p text:style-name="P23">Jordano, P. (2016). Sampling networks of ecological interactions. <text:span text:style-name="T211">Functional Ecology</text:span>, 30, 1883–1893.</text:p>
      <text:p text:style-name="P23">Kearney, M., Simpson, S.J., Raubenheimer, D. &amp; Helmuth, B. (2010). Modelling the ecological niche from functional traits. <text:span text:style-name="T211">Philosophical Transactions of the Royal Society B: Biological Sciences</text:span>, 365, 3469–3483.</text:p>
      <text:p text:style-name="P23">Keddy, P.A. (1992). Assembly and response rules: two goals for predictive community ecology. <text:span text:style-name="T211">Journal of Vegetation Science</text:span>, 3, 157–164.</text:p>
      <text:p text:style-name="P23">La Sorte, F.A., Horton, K.G., Johnston, A., Fink, D. &amp; Auer, T. (2022). Seasonal associations with light pollution trends for nocturnally migrating bird populations. <text:span text:style-name="T211">Ecosphere</text:span>, 13.</text:p>
      <text:p text:style-name="P23">Laigle, I., Aubin, I., Digel, C., Brose, U., Boulangeat, I. &amp; Gravel, D. (2018). Species traits as drivers of food web structure. <text:span text:style-name="T211">Oikos</text:span>, 127, 316–326.</text:p>
      <text:p text:style-name="P23">Lamanna, C., Blonder, B., Violle, C., Kraft, N.J.B., Sandel, B., Šímová, I., <text:span text:style-name="T211">et al.</text:span> (2014). Functional trait space and the latitudinal diversity gradient. <text:span text:style-name="T211">Proceedings of the National Academy of Sciences</text:span>, 111, 13745–13750.</text:p>
      <text:p text:style-name="P23"><text:soft-page-break/>Letten, A.D., Ke, P.-J. &amp; Fukami, T. (2017). Linking modern coexistence theory and contemporary niche theory. <text:span text:style-name="T211">Ecological Monographs</text:span>, 87, 161–177.</text:p>
      <text:p text:style-name="P23">Lindeman, R.L. (1942). The Trophic-Dynamic Aspect of Ecology. <text:span text:style-name="T211">Ecology</text:span>, 23, 399–417.</text:p>
      <text:p text:style-name="P23">Lundgren, E.J., Bergman, J., Trepel, J., le Roux, E., Monsarrat, S., Kristensen, J.A., <text:span text:style-name="T211">et al.</text:span> (2024). Functional traits—not nativeness—shape the effects of large mammalian herbivores on plant communities. <text:span text:style-name="T211">Science</text:span>, 383, 531–537.</text:p>
      <text:p text:style-name="P23">MacArthur, R. (1972). <text:span text:style-name="T211">Geographical Ecology: Patterns in the Distribution of Species</text:span>. Princeton University Press, Princeton.</text:p>
      <text:p text:style-name="P23">MacArthur, R.H. &amp; Wilson, E.O. (2001). <text:span text:style-name="T211">The theory of island biogeography</text:span>. Princeton landmarks in biology. 13th printing and first Princeton landmarks in biology ed. Princeton university press, Princeton Oxford.</text:p>
      <text:p text:style-name="P23">Marra, P.P., Cohen, E.B., Loss, S.R., Rutter, J.E. &amp; Tonra, C.M. (2015). A call for full annual cycle research in animal ecology. <text:span text:style-name="T211">Biology Letters</text:span>, 11, 20150552.</text:p>
      <text:p text:style-name="P23">Matthews, T.J. &amp; Whittaker, R.J. (2015). REVIEW: On the species abundance distribution in applied ecology and biodiversity management. <text:span text:style-name="T211">Journal of Applied Ecology</text:span>, 52, 443–454.</text:p>
      <text:p text:style-name="P23">May, R.M. (1972). Will a Large Complex System be Stable? <text:span text:style-name="T211">Nature</text:span>, 238, 413–414.</text:p>
      <text:p text:style-name="P23">Mayr, E. (1956). Geographical character gradients and climatic adaptation. <text:span text:style-name="T211">Evolution</text:span>, 10, 105–108.</text:p>
      <text:p text:style-name="P23">McDonald-Madden, E., Sabbadin, R., Game, E.T., Baxter, P.W.J., Chadès, I. &amp; Possingham, H.P. (2016). Using food-web theory to conserve ecosystems. <text:span text:style-name="T211">Nat Commun</text:span>, 7, 1–8.</text:p>
      <text:p text:style-name="P23">McGill, B.J. (2019). The what, how and why of doing macroecology. <text:span text:style-name="T211">Global Ecology and Biogeography</text:span>, 28, 6–17.</text:p>
      <text:p text:style-name="P23">McGill, B.J., Enquist, B.J., Weiher, E. &amp; Westoby, M. (2006). Rebuilding community ecology from functional traits. <text:span text:style-name="T211">Trends in Ecology &amp; Evolution</text:span>, 21, 178–185.</text:p>
      <text:p text:style-name="P23">McInerny, G.J. &amp; Etienne, R.S. (2012). Ditch the niche – is the niche a useful concept in ecology or species distribution modelling? <text:span text:style-name="T211">Journal of Biogeography</text:span>, 39, 2096–2102.</text:p>
      <text:p text:style-name="P23">McKinnon, L., Smith, P.A., Nol, E., Martin, J.L., Doyle, F.I., Abraham, K.F., <text:span text:style-name="T211">et al.</text:span> (2010). Lower Predation Risk for Migratory Birds at High Latitudes. <text:span text:style-name="T211">Science</text:span>, 327, 326–327.</text:p>
      <text:p text:style-name="P23">McMeans, B.C., McCann, K.S., Humphries, M., Rooney, N. &amp; Fisk, A.T. (2015). Food Web Structure in Temporally-Forced Ecosystems. <text:span text:style-name="T211">Trends in Ecology &amp; Evolution</text:span>, 30, 662–672.</text:p>
      <text:p text:style-name="P23">Mittelbach, G.G., Schemske, D.W., Cornell, H.V., Allen, A.P., Brown, J.M., Bush, M.B., <text:span text:style-name="T211">et al.</text:span> (2007). Evolution and the latitudinal diversity gradient: speciation, extinction and biogeography. <text:span text:style-name="T211">Ecology Letters</text:span>, 10, 315–331.</text:p>
      <text:p text:style-name="P23">Morales-Castilla, I., Matias, M.G., Gravel, D. &amp; Araújo, M.B. (2015). Inferring biotic interactions from proxies. <text:span text:style-name="T211">Trends in Ecology &amp; Evolution</text:span>, 30, 347–356.</text:p>
      <text:p text:style-name="P23">Nakazawa, Y., Peterson, A.T., Martínez-Meyer, E. &amp; Navarro-Sigüenza, A.G. (2004). SEASONAL NICHES OF NEARCTIC-NEOTROPICAL MIGRATORY BIRDS: IMPLICATIONS FOR THE EVOLUTION OF MIGRATION. <text:span text:style-name="T211">Auk</text:span>, 121, 610.</text:p>
      <text:p text:style-name="P23">Norris, D.R., Marra, P.P., Kyser, T.K., Sherry, T.W. &amp; Ratcliffe, L.M. (2004). Tropical winter habitat limits reproductive success on the temperate breeding grounds in a migratory bird. <text:span text:style-name="T211">Proceedings of the Royal Society of London. Series B: Biological Sciences</text:span>, 271, 59–64.</text:p>
      <text:p text:style-name="P23">O’Connor, L.M.J., Pollock, L.J., Braga, J., Ficetola, G.F., Maiorano, L., Martinez-Almoyna, C., <text:span text:style-name="T211">et al.</text:span> (2020). Unveiling the food webs of tetrapods across Europe through the prism of the Eltonian niche. <text:span text:style-name="T211">Journal of Biogeography</text:span>, 47, 181–192.</text:p>
      <text:p text:style-name="P23"><text:soft-page-break/>Pacifici, M., Visconti, P., Butchart, S.H.M., Watson, J.E.M., Cassola, F.M. &amp; Rondinini, C. (2017). Species’ traits influenced their response to recent climate change. <text:span text:style-name="T211">Nature Clim Change</text:span>, 7, 205–208.</text:p>
      <text:p text:style-name="P23">Pellissier, L., Albouy, C., Bascompte, J., Farwig, N., Graham, C., Loreau, M., <text:span text:style-name="T211">et al.</text:span> (2018). Comparing species interaction networks along environmental gradients. <text:span text:style-name="T211">Biological Reviews</text:span>, 93, 785–800.</text:p>
      <text:p text:style-name="P23">Pianka, E.R. (1966). Latitudinal Gradients in Species Diversity: A Review of Concepts. <text:span text:style-name="T211">The American Naturalist</text:span>, 100, 33–46.</text:p>
      <text:p text:style-name="P23">Pichler, M., Boreux, V., Klein, A.-M., Schleuning, M. &amp; Hartig, F. (2020). Machine learning algorithms to infer trait-matching and predict species interactions in ecological networks. <text:span text:style-name="T211">Methods in Ecology and Evolution</text:span>, 11, 281–293.</text:p>
      <text:p text:style-name="P23">Pimm, S.L., Lawton, J.H. &amp; Cohen, J.E. (1991). Food web patterns and their consequences. <text:span text:style-name="T211">Nature</text:span>, 350, 669–674.</text:p>
      <text:p text:style-name="P23">Poisot, T., Bergeron, G., Cazelles, K., Dallas, T., Gravel, D., MacDonald, A., <text:span text:style-name="T211">et al.</text:span> (2021). Global knowledge gaps in species interaction networks data. <text:span text:style-name="T211">J Biogeogr</text:span>, jbi.14127.</text:p>
      <text:p text:style-name="P23">Poisot, T., Canard, E., Mouillot, D., Mouquet, N. &amp; Gravel, D. (2012). The dissimilarity of species interaction networks. <text:span text:style-name="T211">Ecology Letters</text:span>, 15, 1353–1361.</text:p>
      <text:p text:style-name="P23">Poisot, T., Mouquet, N. &amp; Gravel, D. (2013). Trophic complementarity drives the biodiversity–ecosystem functioning relationship in food webs. <text:span text:style-name="T211">Ecology Letters</text:span>, 16, 853–861.</text:p>
      <text:p text:style-name="P23">Poisot, T., Stouffer, D.B. &amp; Gravel, D. (2015). Beyond species: why ecological interaction networks vary through space and time. <text:span text:style-name="T211">Oikos</text:span>, 124, 243–251.</text:p>
      <text:p text:style-name="P23">Pollock, L.J., Morris, W.K. &amp; Vesk, P.A. (2012). The role of functional traits in species distributions revealed through a hierarchical model. <text:span text:style-name="T211">Ecography</text:span>, 35, 716–725.</text:p>
      <text:p text:style-name="P23">Pollock, L.J., O’Connor, L.M.J., Mokany, K., Rosauer, D.F., Talluto, M.V. &amp; Thuiller, W. (2020). Protecting Biodiversity (in All Its Complexity): New Models and Methods. <text:span text:style-name="T211">Trends in Ecology &amp; Evolution</text:span>, 35, 1119–1128.</text:p>
      <text:p text:style-name="P23">Pollock, L.J., Tingley, R., Morris, W.K., Golding, N., O’Hara, R.B., Parris, K.M., <text:span text:style-name="T211">et al.</text:span> (2014). Understanding co-occurrence by modelling species simultaneously with a Joint Species Distribution Model (JSDM). <text:span text:style-name="T211">Methods in Ecology and Evolution</text:span>, 5, 397–406.</text:p>
      <text:p text:style-name="P23">Pomeranz, J.P.F., Thompson, R.M., Poisot, T. &amp; Harding, J.S. (2019). Inferring predator–prey interactions in food webs. <text:span text:style-name="T211">Methods in Ecology and Evolution</text:span>, 10, 356–367.</text:p>
      <text:p text:style-name="P23">Pontarp, M., Bunnefeld, L., Cabral, J.S., Etienne, R.S., Fritz, S.A., Gillespie, R., <text:span text:style-name="T211">et al.</text:span> (2019). The Latitudinal Diversity Gradient: Novel Understanding through Mechanistic Eco-evolutionary Models. <text:span text:style-name="T211">Trends in Ecology &amp; Evolution</text:span>, 34, 211–223.</text:p>
      <text:p text:style-name="P23">Ponti, R. &amp; Sannolo, M. (2023). The importance of including phenology when modelling species ecological niche. <text:span text:style-name="T211">Ecography</text:span>, 2023, e06143.</text:p>
      <text:p text:style-name="P23">Preston, F.W. (1960). Time and Space and the Variation of Species. <text:span text:style-name="T211">Ecology</text:span>, 41, 612–627.</text:p>
      <text:p text:style-name="P23">Pringle, R.M. &amp; Hutchinson, M.C. (2020). Resolving Food-Web Structure. <text:span text:style-name="T211">Annual Review of Ecology, Evolution and Systematics</text:span>, 51, 55–80.</text:p>
      <text:p text:style-name="P23">Pulliam, H. r. (2000). On the relationship between niche and distribution. <text:span text:style-name="T211">Ecology Letters</text:span>, 3, 349–361.</text:p>
      <text:p text:style-name="P23">Reich, P.B., Wright, I.J., Cavender‐Bares, J., Craine, J.M., Oleksyn, J., Westoby, M., <text:span text:style-name="T211">et al.</text:span> (2003). The Evolution of Plant Functional Variation: Traits, Spectra, and Strategies. <text:span text:style-name="T211">International Journal of Plant Sciences</text:span>, 164, S143–S164.</text:p>
      <text:p text:style-name="P23">Reudink, M.W., Marra, P.P., Kyser, T.K., Boag, P.T., Langin, K.M. &amp; Ratcliffe, L.M. (2009). Non-breeding season events influence sexual selection in a long-distance migratory bird. <text:span text:style-name="T211">Proceedings of the Royal Society B: Biological Sciences</text:span>, 276, 1619–1626.</text:p>
      <text:p text:style-name="P23"><text:soft-page-break/>Rooney, N., McCann, K.S. &amp; Moore, J.C. (2008). A landscape theory for food web architecture. <text:span text:style-name="T211">Ecology Letters</text:span>, 11, 867–881.</text:p>
      <text:p text:style-name="P23">Rosenberg, K.V., Dokter, A.M., Blancher, P.J., Sauer, J.R., Smith, A.C., Smith, P.A., <text:span text:style-name="T211">et al.</text:span> (2019). Decline of the North American avifauna. <text:span text:style-name="T211">Science</text:span>, 366, 120–124.</text:p>
      <text:p text:style-name="P23">Rossberg, A.G., Brännström, Å. &amp; Dieckmann, U. (2010). How trophic interaction strength depends on traits. <text:span text:style-name="T211">Theor Ecol</text:span>, 3, 13–24.</text:p>
      <text:p text:style-name="P23">Runge, C.A., Watson, J.E.M., Butchart, S.H.M., Hanson, J.O., Possingham, H.P. &amp; Fuller, R.A. (2015). Protected areas and global conservation of migratory birds. <text:span text:style-name="T211">Science</text:span>, 350, 1255–1258.</text:p>
      <text:p text:style-name="P23">Saravia, L.A., Marina, T.I., Kristensen, N.P., De Troch, M. &amp; Momo, F.R. (2022). Ecological network assembly: How the regional metaweb influences local food webs. <text:span text:style-name="T211">Journal of Animal Ecology</text:span>, 1365-2656.13652.</text:p>
      <text:p text:style-name="P23">Shipley, B.R., Bach, R., Do, Y., Strathearn, H., McGuire, J.L. &amp; Dilkina, B. (2022). megaSDM: integrating dispersal and time-step analyses into species distribution models. <text:span text:style-name="T211">Ecography</text:span>, 2022.</text:p>
      <text:p text:style-name="P23">Soberón, J. (2007). Grinnellian and Eltonian niches and geographic distributions of species. <text:span text:style-name="T211">Ecology Letters</text:span>, 10, 1115–1123.</text:p>
      <text:p text:style-name="P23">Somveille, M., Manica, A. &amp; Rodrigues, A.S.L. (2019). Where the wild birds go: explaining the differences in migratory destinations across terrestrial bird species. <text:span text:style-name="T211">Ecography</text:span>, 42, 225–236.</text:p>
      <text:p text:style-name="P23">Somveille, M., Rodrigues, A.S.L. &amp; Manica, A. (2015). Why do birds migrate? A macroecological perspective. <text:span text:style-name="T211">Global Ecology and Biogeography</text:span>, 24, 664–674.</text:p>
      <text:p text:style-name="P23">Staniczenko, P.P.A., Sivasubramaniam, P., Suttle, K.B. &amp; Pearson, R.G. (2017). Linking macroecology and community ecology: refining predictions of species distributions using biotic interaction networks. <text:span text:style-name="T211">Ecology Letters</text:span>, 20, 693–707.</text:p>
      <text:p text:style-name="P23">Stouffer, D.B., Sales-Pardo, M., Sirer, M.I. &amp; Bascompte, J. (2012). Evolutionary Conservation of Species’ Roles in Food Webs. <text:span text:style-name="T211">Science</text:span>, 335, 1489–1492.</text:p>
      <text:p text:style-name="P23">Strydom, T., Catchen, M.D., Banville, F., Caron, D., Dansereau, G., Desjardins-Proulx, P., <text:span text:style-name="T211">et al.</text:span> (2021). A roadmap towards predicting species interaction networks (across space and time). <text:span text:style-name="T211">Philos Trans R Soc Lond B Biol Sci</text:span>, 376, 20210063.</text:p>
      <text:p text:style-name="P23">Studds, C.E., Kendall, B.E., Murray, N.J., Wilson, H.B., Rogers, D.I., Clemens, R.S., <text:span text:style-name="T211">et al.</text:span> (2017). Rapid population decline in migratory shorebirds relying on Yellow Sea tidal mudflats as stopover sites. <text:span text:style-name="T211">Nat Commun</text:span>, 8, 14895.</text:p>
      <text:p text:style-name="P23">Thompson, R.M., Brose, U., Dunne, J.A., Hall, R.O., Hladyz, S., Kitching, R.L., <text:span text:style-name="T211">et al.</text:span> (2012). Food webs: reconciling the structure and function of biodiversity. <text:span text:style-name="T211">Trends in Ecology &amp; Evolution</text:span>, 27, 689–697.</text:p>
      <text:p text:style-name="P23">Thompson, R.M. &amp; Townsend, C.R. (2005). Energy Availability, Spatial Heterogeneity and Ecosystem Size Predict Food-Web Structure in Streams. <text:span text:style-name="T211">Oikos</text:span>, 108, 137–148.</text:p>
      <text:p text:style-name="P23">Thuiller, W., Münkemüller, T., Lavergne, S., Mouillot, D., Mouquet, N., Schiffers, K., <text:span text:style-name="T211">et al.</text:span> (2013). A road map for integrating eco-evolutionary processes into biodiversity models. <text:span text:style-name="T211">Ecology Letters</text:span>, 16, 94–105.</text:p>
      <text:p text:style-name="P23">Thurman, L.L., Barner, A.K., Garcia, T.S. &amp; Chestnut, T. (2019). Testing the link between species interactions and species co-occurrence in a trophic network. <text:span text:style-name="T211">Ecography</text:span>, 42, 1658–1670.</text:p>
      <text:p text:style-name="P23">Tingley, M.W., Monahan, W.B., Beissinger, S.R. &amp; Moritz, C. (2009). Birds track their Grinnellian niche through a century of climate change. <text:span text:style-name="T211">Proceedings of the National Academy of Sciences</text:span>, 106, 19637–19643.</text:p>
      <text:p text:style-name="P23"><text:soft-page-break/>Tylianakis, J.M. &amp; Morris, R.J. (2017). Ecological Networks Across Environmental Gradients. <text:span text:style-name="T211">Annu. Rev. Ecol. Evol. Syst.</text:span>, 48, 25–48.</text:p>
      <text:p text:style-name="P23">Urban, M.C., Bocedi, G., Hendry, A.P., Mihoub, J.-B., Peer, G., Singer, A., <text:span text:style-name="T211">et al.</text:span> (2016). Improving the forecast for biodiversity under climate change. <text:span text:style-name="T211">Science</text:span>, 353, aad8466–aad8466.</text:p>
      <text:p text:style-name="P23">Vandewalle, M., de Bello, F., Berg, M.P., Bolger, T., Dolédec, S., Dubs, F., <text:span text:style-name="T211">et al.</text:span> (2010). Functional traits as indicators of biodiversity response to land use changes across ecosystems and organisms. <text:span text:style-name="T211">Biodivers Conserv</text:span>, 19, 2921–2947.</text:p>
      <text:p text:style-name="P23">Vellend, M. (2010). Conceptual Synthesis in Community Ecology. <text:span text:style-name="T211">The Quarterly Review of Biology</text:span>, 85, 183–206.</text:p>
      <text:p text:style-name="P23">Vesk, P.A., Morris, W.K., Neal, W.C., Mokany, K. &amp; Pollock, L.J. (2021). Transferability of trait-based species distribution models. <text:span text:style-name="T211">Ecography</text:span>, 44, 134–147.</text:p>
      <text:p text:style-name="P23">Violle, C., Navas, M.-L., Vile, D., Kazakou, E., Fortunel, C., Hummel, I., <text:span text:style-name="T211">et al.</text:span> (2007). Let the concept of trait be functional! <text:span text:style-name="T211">Oikos</text:span>, 116, 882–892.</text:p>
      <text:p text:style-name="P23">Volterra, V. (1928). Variations and Fluctuations of the Number of Individuals in Animal Species living together. <text:span text:style-name="T211">ICES Journal of Marine Science</text:span>, 3, 3–51.</text:p>
      <text:p text:style-name="P23">Wallace, A.R. (2011). <text:span text:style-name="T211">The Geographical Distribution of Animals: With a Study of the Relations of Living and Extinct Faunas as Elucidating the Past Changes of the Earth’s Surface</text:span>. 1st edn. Cambridge University Press.</text:p>
      <text:p text:style-name="P23">Watanabe, Y.Y. (2016). Flight mode affects allometry of migration range in birds. <text:span text:style-name="T211">Ecology Letters</text:span>, 19, 907–914.</text:p>
      <text:p text:style-name="P23">Whittaker, R.J., Willis, K.J. &amp; Field, R. (2001). Scale and species richness: towards a general, hierarchical theory of species diversity. <text:span text:style-name="T211">Journal of Biogeography</text:span>, 28, 453–470.</text:p>
      <text:p text:style-name="P23">Wiens, J.J. (2011). The niche, biogeography and species interactions. <text:span text:style-name="T211">Philosophical Transactions of the Royal Society B: Biological Sciences</text:span>, 366, 2336–2350.</text:p>
      <text:p text:style-name="P23">Wilcove, D.S. &amp; Wikelski, M. (2008). Going, Going, Gone: Is Animal Migration Disappearing. <text:span text:style-name="T211">PLOS Biology</text:span>, 6, e188.</text:p>
      <text:p text:style-name="P23">Williams, R.J. &amp; Purves, D.W. (2011). The probabilistic niche model reveals substantial variation in the niche structure of empirical food webs. <text:span text:style-name="T211">Ecology</text:span>, 92, 1849–1857.</text:p>
      <text:p text:style-name="P23">Windsor, F.M., van den Hoogen, J., Crowther, T.W. &amp; Evans, D.M. (2023). Using ecological networks to answer questions in global biogeography and ecology. <text:span text:style-name="T211">Journal of Biogeography</text:span>, 50, 57–69.</text:p>
      <text:p text:style-name="P23">Winger, B.M., Auteri, G.G., Pegan, T.M. &amp; Weeks, B.C. (2019). A long winter for the Red Queen: rethinking the evolution of seasonal migration. <text:span text:style-name="T211">Biological Reviews</text:span>, 94, 737–752.</text:p>
      <text:p text:style-name="P23">Wisz, M.S., Pottier, J., Kissling, W.D., Pellissier, L., Lenoir, J., Damgaard, C.F., <text:span text:style-name="T211">et al.</text:span> (2013). The role of biotic interactions in shaping distributions and realised assemblages of species: implications for species distribution modelling. <text:span text:style-name="T211">Biological Reviews</text:span>, 88, 15–30.</text:p>
      <text:p text:style-name="P23">Xu, Y., Si, Y., Takekawa, J., Liu, Q., Prins, H.H.T., Yin, S., <text:span text:style-name="T211">et al.</text:span> (2020). A network approach to prioritize conservation efforts for migratory birds. <text:span text:style-name="T211">Conservation Biology</text:span>, 34, 416–426.</text:p>
      <text:p text:style-name="P23">Zakharova, L., Meyer, K.M. &amp; Seifan, M. (2019). Trait-based modelling in ecology: A review of two decades of research. <text:span text:style-name="T211">Ecological Modelling</text:span>, 407, 108703.</text:p>
      <text:p text:style-name="P23">Zhang, W., Wei, J. &amp; Xu, Y. (2023). Prioritizing global conservation of migratory birds over their migration network. <text:span text:style-name="T211">One Earth</text:span>, 6, 1340–1349.</text:p>
      <text:p text:style-name="P23">Zurell, D., Gallien, L., Graham, C.H. &amp; Zimmermann, N.E. (2018). Do long-distance migratory birds track their niche through seasons? <text:span text:style-name="T211">Journal of Biogeography</text:span>, 45, 1459–1468.</text:p>
      <text:p text:style-name="P7"><text:soft-page-break/>Zurell, D., Jeltsch, F., Dormann, C.F. &amp; Schröder, B. (2009). Static species distribution models in dynamically changing systems: how good can predictions really be? <text:span text:style-name="T211">Ecography</text:span>, 32, 733–7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Arabic" style:page-layout-name="Mpm2"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5.2$Linux_X86_64 LibreOffice_project/420$Build-2</meta:generator>
    <dc:date>2024-10-10T09:52:15.327877450</dc:date>
    <dc:creator>Dominique Caron</dc:creator>
    <meta:editing-duration>P1DT2H2M32S</meta:editing-duration>
    <meta:editing-cycles>112</meta:editing-cycles>
    <meta:document-statistic meta:table-count="0" meta:image-count="0" meta:object-count="0" meta:page-count="24" meta:paragraph-count="179" meta:word-count="7977" meta:character-count="54183" meta:non-whitespace-character-count="46492"/>
    <meta:user-defined meta:name="ZOTERO_PREF_1">&lt;data data-version="3" zotero-version="6.0.35"&gt;&lt;session id="95TG6I0m"/&gt;&lt;style id="http://www.zotero.org/styles/ecology-letters" hasBibliography="1" bibliographyStyleHasBeenSet="1"/&gt;&lt;prefs&gt;&lt;pref name="fieldType" value="ReferenceMark"/&gt;&lt;/prefs&gt;&lt;/data&gt;</meta:user-defined>
  </office:meta>
</office:document-meta>
</file>